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USE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District</text:p>
          </table:table-cell>
          <table:table-cell office:value-type="string">
            <text:p>Margin10</text:p>
          </table:table-cell>
          <table:table-cell office:value-type="string">
            <text:p>Margin12</text:p>
          </table:table-cell>
          <table:table-cell office:value-type="string">
            <text:p>Margin14</text:p>
          </table:table-cell>
          <table:table-cell office:value-type="string">
            <text:p>AVG</text:p>
          </table:table-cell>
          <table:table-cell table:number-columns-repeated="3"/>
        </table:table-row>
        <table:table-row table:style-name="ro1">
          <table:table-cell office:value-type="string">
            <text:p>47B</text:p>
          </table:table-cell>
          <table:table-cell office:value-type="float" office:value="-0.781502423263328">
            <text:p>-0.7815024233</text:p>
          </table:table-cell>
          <table:table-cell office:value-type="float" office:value="-0.971491228070175">
            <text:p>-0.9714912281</text:p>
          </table:table-cell>
          <table:table-cell office:value-type="float" office:value="-0.971805638872226">
            <text:p>-0.9718056389</text:p>
          </table:table-cell>
          <table:table-cell table:formula="of:=AVERAGE([.B2:.D2])" office:value-type="float" office:value="-0.908266430068576">
            <text:p>-0.9082664301</text:p>
          </table:table-cell>
          <table:table-cell table:number-columns-repeated="3"/>
        </table:table-row>
        <table:table-row table:style-name="ro1">
          <table:table-cell office:value-type="string">
            <text:p>23B</text:p>
          </table:table-cell>
          <table:table-cell office:value-type="float" office:value="-0.376599283520983">
            <text:p>-0.3765992835</text:p>
          </table:table-cell>
          <table:table-cell office:value-type="float" office:value="-0.962511825922422">
            <text:p>-0.9625118259</text:p>
          </table:table-cell>
          <table:table-cell office:value-type="float" office:value="-0.961095100864553">
            <text:p>-0.9610951009</text:p>
          </table:table-cell>
          <table:table-cell table:formula="of:=AVERAGE([.B3:.D3])" office:value-type="float" office:value="-0.766735403435986">
            <text:p>-0.7667354034</text:p>
          </table:table-cell>
          <table:table-cell table:number-columns-repeated="3"/>
        </table:table-row>
        <table:table-row table:style-name="ro1">
          <table:table-cell office:value-type="string">
            <text:p>34A</text:p>
          </table:table-cell>
          <table:table-cell office:value-type="float" office:value="-0.3576200898514">
            <text:p>-0.3576200899</text:p>
          </table:table-cell>
          <table:table-cell office:value-type="float" office:value="-0.285924801286059">
            <text:p>-0.2859248013</text:p>
          </table:table-cell>
          <table:table-cell office:value-type="float" office:value="-0.970519236784485">
            <text:p>-0.9705192368</text:p>
          </table:table-cell>
          <table:table-cell table:formula="of:=AVERAGE([.B4:.D4])" office:value-type="float" office:value="-0.538021375973981">
            <text:p>-0.538021376</text:p>
          </table:table-cell>
          <table:table-cell table:number-columns-repeated="3"/>
        </table:table-row>
        <table:table-row table:style-name="ro1">
          <table:table-cell office:value-type="string">
            <text:p>29A</text:p>
          </table:table-cell>
          <table:table-cell office:value-type="float" office:value="-0.352784982092133">
            <text:p>-0.3527849821</text:p>
          </table:table-cell>
          <table:table-cell office:value-type="float" office:value="-0.240495474035255">
            <text:p>-0.240495474</text:p>
          </table:table-cell>
          <table:table-cell office:value-type="float" office:value="-0.968029435813573">
            <text:p>-0.9680294358</text:p>
          </table:table-cell>
          <table:table-cell table:formula="of:=AVERAGE([.B5:.D5])" office:value-type="float" office:value="-0.520436630646987">
            <text:p>-0.5204366306</text:p>
          </table:table-cell>
          <table:table-cell table:number-columns-repeated="3"/>
        </table:table-row>
        <table:table-row table:style-name="ro1">
          <table:table-cell office:value-type="string">
            <text:p>31A</text:p>
          </table:table-cell>
          <table:table-cell office:value-type="float" office:value="-0.350568835485108">
            <text:p>-0.3505688355</text:p>
          </table:table-cell>
          <table:table-cell office:value-type="float" office:value="-0.209987905664181">
            <text:p>-0.2099879057</text:p>
          </table:table-cell>
          <table:table-cell office:value-type="float" office:value="-0.96669776119403">
            <text:p>-0.9666977612</text:p>
          </table:table-cell>
          <table:table-cell table:formula="of:=AVERAGE([.B6:.D6])" office:value-type="float" office:value="-0.50908483411444">
            <text:p>-0.5090848341</text:p>
          </table:table-cell>
          <table:table-cell table:number-columns-repeated="3"/>
        </table:table-row>
        <table:table-row table:style-name="ro1">
          <table:table-cell office:value-type="string">
            <text:p>12B</text:p>
          </table:table-cell>
          <table:table-cell office:value-type="float" office:value="-0.834116955627388">
            <text:p>-0.8341169556</text:p>
          </table:table-cell>
          <table:table-cell office:value-type="float" office:value="-0.327078565980168">
            <text:p>-0.327078566</text:p>
          </table:table-cell>
          <table:table-cell office:value-type="float" office:value="-0.357406647517439">
            <text:p>-0.3574066475</text:p>
          </table:table-cell>
          <table:table-cell table:formula="of:=AVERAGE([.B7:.D7])" office:value-type="float" office:value="-0.506200723041665">
            <text:p>-0.506200723</text:p>
          </table:table-cell>
          <table:table-cell table:number-columns-repeated="3"/>
        </table:table-row>
        <table:table-row table:style-name="ro1">
          <table:table-cell office:value-type="string">
            <text:p>13B</text:p>
          </table:table-cell>
          <table:table-cell office:value-type="float" office:value="-0.233953331078796">
            <text:p>-0.2339533311</text:p>
          </table:table-cell>
          <table:table-cell office:value-type="float" office:value="-0.205943951331405">
            <text:p>-0.2059439513</text:p>
          </table:table-cell>
          <table:table-cell office:value-type="float" office:value="-0.974775397373877">
            <text:p>-0.9747753974</text:p>
          </table:table-cell>
          <table:table-cell table:formula="of:=AVERAGE([.B8:.D8])" office:value-type="float" office:value="-0.471557559928026">
            <text:p>-0.4715575599</text:p>
          </table:table-cell>
          <table:table-cell table:number-columns-repeated="3"/>
        </table:table-row>
        <table:table-row table:style-name="ro1">
          <table:table-cell office:value-type="string">
            <text:p>29B</text:p>
          </table:table-cell>
          <table:table-cell office:value-type="float" office:value="-0.252179415073116">
            <text:p>-0.2521794151</text:p>
          </table:table-cell>
          <table:table-cell office:value-type="float" office:value="-0.0788571428571428">
            <text:p>-0.0788571429</text:p>
          </table:table-cell>
          <table:table-cell office:value-type="float" office:value="-0.967729688686408">
            <text:p>-0.9677296887</text:p>
          </table:table-cell>
          <table:table-cell table:formula="of:=AVERAGE([.B9:.D9])" office:value-type="float" office:value="-0.432922082205556">
            <text:p>-0.4329220822</text:p>
          </table:table-cell>
          <table:table-cell table:number-columns-repeated="3"/>
        </table:table-row>
        <table:table-row table:style-name="ro1">
          <table:table-cell office:value-type="string">
            <text:p>16B</text:p>
          </table:table-cell>
          <table:table-cell office:value-type="float" office:value="-0.727944340840625">
            <text:p>-0.7279443408</text:p>
          </table:table-cell>
          <table:table-cell office:value-type="float" office:value="-0.238551810237203">
            <text:p>-0.2385518102</text:p>
          </table:table-cell>
          <table:table-cell office:value-type="float" office:value="-0.299906749874471">
            <text:p>-0.2999067499</text:p>
          </table:table-cell>
          <table:table-cell table:formula="of:=AVERAGE([.B10:.D10])" office:value-type="float" office:value="-0.422134300317433">
            <text:p>-0.4221343003</text:p>
          </table:table-cell>
          <table:table-cell table:number-columns-repeated="3"/>
        </table:table-row>
        <table:table-row table:style-name="ro1">
          <table:table-cell office:value-type="string">
            <text:p>25A</text:p>
          </table:table-cell>
          <table:table-cell office:value-type="float" office:value="-0.197973970213337">
            <text:p>-0.1979739702</text:p>
          </table:table-cell>
          <table:table-cell office:value-type="float" office:value="-0.092174084673838">
            <text:p>-0.0921740847</text:p>
          </table:table-cell>
          <table:table-cell office:value-type="float" office:value="-0.962365119747346">
            <text:p>-0.9623651197</text:p>
          </table:table-cell>
          <table:table-cell table:formula="of:=AVERAGE([.B11:.D11])" office:value-type="float" office:value="-0.41750439154484">
            <text:p>-0.4175043915</text:p>
          </table:table-cell>
          <table:table-cell table:number-columns-repeated="3"/>
        </table:table-row>
        <table:table-row table:style-name="ro1">
          <table:table-cell office:value-type="string">
            <text:p>18B</text:p>
          </table:table-cell>
          <table:table-cell office:value-type="float" office:value="-0.617206522541135">
            <text:p>-0.6172065225</text:p>
          </table:table-cell>
          <table:table-cell office:value-type="float" office:value="-0.161716864308952">
            <text:p>-0.1617168643</text:p>
          </table:table-cell>
          <table:table-cell office:value-type="float" office:value="-0.280566654558663">
            <text:p>-0.2805666546</text:p>
          </table:table-cell>
          <table:table-cell table:formula="of:=AVERAGE([.B12:.D12])" office:value-type="float" office:value="-0.35316334713625">
            <text:p>-0.3531633471</text:p>
          </table:table-cell>
          <table:table-cell table:number-columns-repeated="3"/>
        </table:table-row>
        <table:table-row table:style-name="ro1">
          <table:table-cell office:value-type="string">
            <text:p>18A</text:p>
          </table:table-cell>
          <table:table-cell office:value-type="float" office:value="-0.474240940254652">
            <text:p>-0.4742409403</text:p>
          </table:table-cell>
          <table:table-cell office:value-type="float" office:value="-0.167336608605032">
            <text:p>-0.1673366086</text:p>
          </table:table-cell>
          <table:table-cell office:value-type="float" office:value="-0.347858347386172">
            <text:p>-0.3478583474</text:p>
          </table:table-cell>
          <table:table-cell table:formula="of:=AVERAGE([.B13:.D13])" office:value-type="float" office:value="-0.329811965415285">
            <text:p>-0.3298119654</text:p>
          </table:table-cell>
          <table:table-cell table:number-columns-repeated="3"/>
        </table:table-row>
        <table:table-row table:style-name="ro1">
          <table:table-cell office:value-type="string">
            <text:p>30A</text:p>
          </table:table-cell>
          <table:table-cell office:value-type="float" office:value="-0.341783158317169">
            <text:p>-0.3417831583</text:p>
          </table:table-cell>
          <table:table-cell office:value-type="float" office:value="-0.275837883873553">
            <text:p>-0.2758378839</text:p>
          </table:table-cell>
          <table:table-cell office:value-type="float" office:value="-0.371510222026819">
            <text:p>-0.371510222</text:p>
          </table:table-cell>
          <table:table-cell table:formula="of:=AVERAGE([.B14:.D14])" office:value-type="float" office:value="-0.329710421405847">
            <text:p>-0.3297104214</text:p>
          </table:table-cell>
          <table:table-cell table:number-columns-repeated="3"/>
        </table:table-row>
        <table:table-row table:style-name="ro1">
          <table:table-cell office:value-type="string">
            <text:p>33A</text:p>
          </table:table-cell>
          <table:table-cell office:value-type="float" office:value="-0.416388048612217">
            <text:p>-0.4163880486</text:p>
          </table:table-cell>
          <table:table-cell office:value-type="float" office:value="-0.242743840701991">
            <text:p>-0.2427438407</text:p>
          </table:table-cell>
          <table:table-cell office:value-type="float" office:value="-0.315106732348112">
            <text:p>-0.3151067323</text:p>
          </table:table-cell>
          <table:table-cell table:formula="of:=AVERAGE([.B15:.D15])" office:value-type="float" office:value="-0.324746207220773">
            <text:p>-0.3247462072</text:p>
          </table:table-cell>
          <table:table-cell table:number-columns-repeated="3"/>
        </table:table-row>
        <table:table-row table:style-name="ro1">
          <table:table-cell office:value-type="string">
            <text:p>30B</text:p>
          </table:table-cell>
          <table:table-cell office:value-type="float" office:value="-0.351361083105286">
            <text:p>-0.3513610831</text:p>
          </table:table-cell>
          <table:table-cell office:value-type="float" office:value="-0.238477366255144">
            <text:p>-0.2384773663</text:p>
          </table:table-cell>
          <table:table-cell office:value-type="float" office:value="-0.35730945752765">
            <text:p>-0.3573094575</text:p>
          </table:table-cell>
          <table:table-cell table:formula="of:=AVERAGE([.B16:.D16])" office:value-type="float" office:value="-0.315715968962693">
            <text:p>-0.315715969</text:p>
          </table:table-cell>
          <table:table-cell table:number-columns-repeated="3"/>
        </table:table-row>
        <table:table-row table:style-name="ro1">
          <table:table-cell office:value-type="string">
            <text:p>55B</text:p>
          </table:table-cell>
          <table:table-cell office:value-type="float" office:value="-0.373468057366362">
            <text:p>-0.3734680574</text:p>
          </table:table-cell>
          <table:table-cell office:value-type="float" office:value="-0.269142723662696">
            <text:p>-0.2691427237</text:p>
          </table:table-cell>
          <table:table-cell office:value-type="float" office:value="-0.253500756031819">
            <text:p>-0.253500756</text:p>
          </table:table-cell>
          <table:table-cell table:formula="of:=AVERAGE([.B17:.D17])" office:value-type="float" office:value="-0.298703845686959">
            <text:p>-0.2987038457</text:p>
          </table:table-cell>
          <table:table-cell table:number-columns-repeated="3"/>
        </table:table-row>
        <table:table-row table:style-name="ro1">
          <table:table-cell office:value-type="string">
            <text:p>22B</text:p>
          </table:table-cell>
          <table:table-cell office:value-type="float" office:value="-0.363160771453112">
            <text:p>-0.3631607715</text:p>
          </table:table-cell>
          <table:table-cell office:value-type="float" office:value="-0.202067946824224">
            <text:p>-0.2020679468</text:p>
          </table:table-cell>
          <table:table-cell office:value-type="float" office:value="-0.324634655532359">
            <text:p>-0.3246346555</text:p>
          </table:table-cell>
          <table:table-cell table:formula="of:=AVERAGE([.B18:.D18])" office:value-type="float" office:value="-0.296621124603232">
            <text:p>-0.2966211246</text:p>
          </table:table-cell>
          <table:table-cell table:number-columns-repeated="3"/>
        </table:table-row>
        <table:table-row table:style-name="ro1">
          <table:table-cell office:value-type="string">
            <text:p>47A</text:p>
          </table:table-cell>
          <table:table-cell office:value-type="float" office:value="-0.273758099352052">
            <text:p>-0.2737580994</text:p>
          </table:table-cell>
          <table:table-cell office:value-type="float" office:value="-0.252295795070082">
            <text:p>-0.2522957951</text:p>
          </table:table-cell>
          <table:table-cell office:value-type="float" office:value="-0.355539061050288">
            <text:p>-0.3555390611</text:p>
          </table:table-cell>
          <table:table-cell table:formula="of:=AVERAGE([.B19:.D19])" office:value-type="float" office:value="-0.293864318490807">
            <text:p>-0.2938643185</text:p>
          </table:table-cell>
          <table:table-cell table:number-columns-repeated="3"/>
        </table:table-row>
        <table:table-row table:style-name="ro1">
          <table:table-cell office:value-type="string">
            <text:p>08A</text:p>
          </table:table-cell>
          <table:table-cell office:value-type="float" office:value="-0.317380352644836">
            <text:p>-0.3173803526</text:p>
          </table:table-cell>
          <table:table-cell office:value-type="float" office:value="-0.256507876076714">
            <text:p>-0.2565078761</text:p>
          </table:table-cell>
          <table:table-cell office:value-type="float" office:value="-0.294633368756642">
            <text:p>-0.2946333688</text:p>
          </table:table-cell>
          <table:table-cell table:formula="of:=AVERAGE([.B20:.D20])" office:value-type="float" office:value="-0.289507199159397">
            <text:p>-0.2895071992</text:p>
          </table:table-cell>
          <table:table-cell table:number-columns-repeated="3"/>
        </table:table-row>
        <table:table-row table:style-name="ro1">
          <table:table-cell office:value-type="string">
            <text:p>31B</text:p>
          </table:table-cell>
          <table:table-cell office:value-type="float" office:value="-0.35752849430114">
            <text:p>-0.3575284943</text:p>
          </table:table-cell>
          <table:table-cell office:value-type="float" office:value="-0.218744194686978">
            <text:p>-0.2187441947</text:p>
          </table:table-cell>
          <table:table-cell office:value-type="float" office:value="-0.290818694066954">
            <text:p>-0.2908186941</text:p>
          </table:table-cell>
          <table:table-cell table:formula="of:=AVERAGE([.B21:.D21])" office:value-type="float" office:value="-0.289030461018357">
            <text:p>-0.289030461</text:p>
          </table:table-cell>
          <table:table-cell table:number-columns-repeated="3"/>
        </table:table-row>
        <table:table-row table:style-name="ro1">
          <table:table-cell office:value-type="string">
            <text:p>48B</text:p>
          </table:table-cell>
          <table:table-cell office:value-type="float" office:value="-0.356942627546253">
            <text:p>-0.3569426275</text:p>
          </table:table-cell>
          <table:table-cell office:value-type="float" office:value="-0.17948127332197">
            <text:p>-0.1794812733</text:p>
          </table:table-cell>
          <table:table-cell office:value-type="float" office:value="-0.289924906132666">
            <text:p>-0.2899249061</text:p>
          </table:table-cell>
          <table:table-cell table:formula="of:=AVERAGE([.B22:.D22])" office:value-type="float" office:value="-0.27544960233363">
            <text:p>-0.2754496023</text:p>
          </table:table-cell>
          <table:table-cell table:number-columns-repeated="3"/>
        </table:table-row>
        <table:table-row table:style-name="ro1">
          <table:table-cell office:value-type="string">
            <text:p>35A</text:p>
          </table:table-cell>
          <table:table-cell office:value-type="float" office:value="-0.355493602115948">
            <text:p>-0.3554936021</text:p>
          </table:table-cell>
          <table:table-cell office:value-type="float" office:value="-0.254006607820898">
            <text:p>-0.2540066078</text:p>
          </table:table-cell>
          <table:table-cell office:value-type="float" office:value="-0.20084452975048">
            <text:p>-0.2008445298</text:p>
          </table:table-cell>
          <table:table-cell table:formula="of:=AVERAGE([.B23:.D23])" office:value-type="float" office:value="-0.270114913229109">
            <text:p>-0.2701149132</text:p>
          </table:table-cell>
          <table:table-cell table:number-columns-repeated="3"/>
        </table:table-row>
        <table:table-row table:style-name="ro1">
          <table:table-cell office:value-type="string">
            <text:p>35B</text:p>
          </table:table-cell>
          <table:table-cell office:value-type="float" office:value="-0.304249126891735">
            <text:p>-0.3042491269</text:p>
          </table:table-cell>
          <table:table-cell office:value-type="float" office:value="-0.18322673633006">
            <text:p>-0.1832267363</text:p>
          </table:table-cell>
          <table:table-cell office:value-type="float" office:value="-0.320336642777303">
            <text:p>-0.3203366428</text:p>
          </table:table-cell>
          <table:table-cell table:formula="of:=AVERAGE([.B24:.D24])" office:value-type="float" office:value="-0.269270835333033">
            <text:p>-0.2692708353</text:p>
          </table:table-cell>
          <table:table-cell table:number-columns-repeated="3"/>
        </table:table-row>
        <table:table-row table:style-name="ro1">
          <table:table-cell office:value-type="string">
            <text:p>58B</text:p>
          </table:table-cell>
          <table:table-cell office:value-type="float" office:value="-0.334804708400214">
            <text:p>-0.3348047084</text:p>
          </table:table-cell>
          <table:table-cell office:value-type="float" office:value="-0.190394755593558">
            <text:p>-0.1903947556</text:p>
          </table:table-cell>
          <table:table-cell office:value-type="float" office:value="-0.278337169159954">
            <text:p>-0.2783371692</text:p>
          </table:table-cell>
          <table:table-cell table:formula="of:=AVERAGE([.B25:.D25])" office:value-type="float" office:value="-0.267845544384576">
            <text:p>-0.2678455444</text:p>
          </table:table-cell>
          <table:table-cell table:number-columns-repeated="3"/>
        </table:table-row>
        <table:table-row table:style-name="ro1">
          <table:table-cell office:value-type="string">
            <text:p>33B</text:p>
          </table:table-cell>
          <table:table-cell office:value-type="float" office:value="-0.403416636484366">
            <text:p>-0.4034166365</text:p>
          </table:table-cell>
          <table:table-cell office:value-type="float" office:value="-0.0887919684002633">
            <text:p>-0.0887919684</text:p>
          </table:table-cell>
          <table:table-cell office:value-type="float" office:value="-0.225239348300767">
            <text:p>-0.2252393483</text:p>
          </table:table-cell>
          <table:table-cell table:formula="of:=AVERAGE([.B26:.D26])" office:value-type="float" office:value="-0.239149317728465">
            <text:p>-0.2391493177</text:p>
          </table:table-cell>
          <table:table-cell table:number-columns-repeated="3"/>
        </table:table-row>
        <table:table-row table:style-name="ro1">
          <table:table-cell office:value-type="string">
            <text:p>15B</text:p>
          </table:table-cell>
          <table:table-cell office:value-type="float" office:value="-0.277732629012596">
            <text:p>-0.277732629</text:p>
          </table:table-cell>
          <table:table-cell office:value-type="float" office:value="-0.15681312006479">
            <text:p>-0.1568131201</text:p>
          </table:table-cell>
          <table:table-cell office:value-type="float" office:value="-0.279835390946502">
            <text:p>-0.2798353909</text:p>
          </table:table-cell>
          <table:table-cell table:formula="of:=AVERAGE([.B27:.D27])" office:value-type="float" office:value="-0.23812704667463">
            <text:p>-0.2381270467</text:p>
          </table:table-cell>
          <table:table-cell table:number-columns-repeated="3"/>
        </table:table-row>
        <table:table-row table:style-name="ro1">
          <table:table-cell office:value-type="string">
            <text:p>21B</text:p>
          </table:table-cell>
          <table:table-cell office:value-type="float" office:value="-0.271643138013279">
            <text:p>-0.271643138</text:p>
          </table:table-cell>
          <table:table-cell office:value-type="float" office:value="-0.160055191445326">
            <text:p>-0.1600551914</text:p>
          </table:table-cell>
          <table:table-cell office:value-type="float" office:value="-0.269523344266871">
            <text:p>-0.2695233443</text:p>
          </table:table-cell>
          <table:table-cell table:formula="of:=AVERAGE([.B28:.D28])" office:value-type="float" office:value="-0.233740557908492">
            <text:p>-0.2337405579</text:p>
          </table:table-cell>
          <table:table-cell table:number-columns-repeated="3"/>
        </table:table-row>
        <table:table-row table:style-name="ro1">
          <table:table-cell office:value-type="string">
            <text:p>01A</text:p>
          </table:table-cell>
          <table:table-cell office:value-type="float" office:value="-0.1513397911687">
            <text:p>-0.1513397912</text:p>
          </table:table-cell>
          <table:table-cell office:value-type="float" office:value="-0.203832658569501">
            <text:p>-0.2038326586</text:p>
          </table:table-cell>
          <table:table-cell office:value-type="float" office:value="-0.342691321365906">
            <text:p>-0.3426913214</text:p>
          </table:table-cell>
          <table:table-cell table:formula="of:=AVERAGE([.B29:.D29])" office:value-type="float" office:value="-0.232621257034702">
            <text:p>-0.232621257</text:p>
          </table:table-cell>
          <table:table-cell table:number-columns-repeated="3"/>
        </table:table-row>
        <table:table-row table:style-name="ro1">
          <table:table-cell office:value-type="string">
            <text:p>54B</text:p>
          </table:table-cell>
          <table:table-cell office:value-type="float" office:value="-0.320297708428543">
            <text:p>-0.3202977084</text:p>
          </table:table-cell>
          <table:table-cell office:value-type="float" office:value="-0.150087340259263">
            <text:p>-0.1500873403</text:p>
          </table:table-cell>
          <table:table-cell office:value-type="float" office:value="-0.21218544857768">
            <text:p>-0.2121854486</text:p>
          </table:table-cell>
          <table:table-cell table:formula="of:=AVERAGE([.B30:.D30])" office:value-type="float" office:value="-0.227523499088496">
            <text:p>-0.2275234991</text:p>
          </table:table-cell>
          <table:table-cell table:number-columns-repeated="3"/>
        </table:table-row>
        <table:table-row table:style-name="ro1">
          <table:table-cell office:value-type="string">
            <text:p>23A</text:p>
          </table:table-cell>
          <table:table-cell office:value-type="float" office:value="-0.31782399248032">
            <text:p>-0.3178239925</text:p>
          </table:table-cell>
          <table:table-cell office:value-type="float" office:value="-0.128754945538026">
            <text:p>-0.1287549455</text:p>
          </table:table-cell>
          <table:table-cell office:value-type="float" office:value="-0.233553730047419">
            <text:p>-0.23355373</text:p>
          </table:table-cell>
          <table:table-cell table:formula="of:=AVERAGE([.B31:.D31])" office:value-type="float" office:value="-0.226710889355255">
            <text:p>-0.2267108894</text:p>
          </table:table-cell>
          <table:table-cell table:number-columns-repeated="3"/>
        </table:table-row>
        <table:table-row table:style-name="ro1">
          <table:table-cell office:value-type="string">
            <text:p>22A</text:p>
          </table:table-cell>
          <table:table-cell office:value-type="float" office:value="-0.148357652503696">
            <text:p>-0.1483576525</text:p>
          </table:table-cell>
          <table:table-cell office:value-type="float" office:value="-0.181228616657305">
            <text:p>-0.1812286167</text:p>
          </table:table-cell>
          <table:table-cell office:value-type="float" office:value="-0.33501603110717">
            <text:p>-0.3350160311</text:p>
          </table:table-cell>
          <table:table-cell table:formula="of:=AVERAGE([.B32:.D32])" office:value-type="float" office:value="-0.22153410008939">
            <text:p>-0.2215341001</text:p>
          </table:table-cell>
          <table:table-cell table:number-columns-repeated="3"/>
        </table:table-row>
        <table:table-row table:style-name="ro1">
          <table:table-cell office:value-type="string">
            <text:p>21A</text:p>
          </table:table-cell>
          <table:table-cell office:value-type="float" office:value="-0.263588263588264">
            <text:p>-0.2635882636</text:p>
          </table:table-cell>
          <table:table-cell office:value-type="float" office:value="-0.151350585568568">
            <text:p>-0.1513505856</text:p>
          </table:table-cell>
          <table:table-cell office:value-type="float" office:value="-0.243904086457278">
            <text:p>-0.2439040865</text:p>
          </table:table-cell>
          <table:table-cell table:formula="of:=AVERAGE([.B33:.D33])" office:value-type="float" office:value="-0.21961431187137">
            <text:p>-0.2196143119</text:p>
          </table:table-cell>
          <table:table-cell table:number-columns-repeated="3"/>
        </table:table-row>
        <table:table-row table:style-name="ro1">
          <table:table-cell office:value-type="string">
            <text:p>09A</text:p>
          </table:table-cell>
          <table:table-cell office:value-type="float" office:value="-0.196644557159579">
            <text:p>-0.1966445572</text:p>
          </table:table-cell>
          <table:table-cell office:value-type="float" office:value="-0.161145453584826">
            <text:p>-0.1611454536</text:p>
          </table:table-cell>
          <table:table-cell office:value-type="float" office:value="-0.278724423458564">
            <text:p>-0.2787244235</text:p>
          </table:table-cell>
          <table:table-cell table:formula="of:=AVERAGE([.B34:.D34])" office:value-type="float" office:value="-0.212171478067656">
            <text:p>-0.2121714781</text:p>
          </table:table-cell>
          <table:table-cell table:number-columns-repeated="3"/>
        </table:table-row>
        <table:table-row table:style-name="ro1">
          <table:table-cell office:value-type="string">
            <text:p>38A</text:p>
          </table:table-cell>
          <table:table-cell office:value-type="float" office:value="-0.206994867895837">
            <text:p>-0.2069948679</text:p>
          </table:table-cell>
          <table:table-cell office:value-type="float" office:value="-0.161436043747028">
            <text:p>-0.1614360437</text:p>
          </table:table-cell>
          <table:table-cell office:value-type="float" office:value="-0.244835965978129">
            <text:p>-0.244835966</text:p>
          </table:table-cell>
          <table:table-cell table:formula="of:=AVERAGE([.B35:.D35])" office:value-type="float" office:value="-0.204422292540331">
            <text:p>-0.2044222925</text:p>
          </table:table-cell>
          <table:table-cell table:number-columns-repeated="3"/>
        </table:table-row>
        <table:table-row table:style-name="ro1">
          <table:table-cell office:value-type="string">
            <text:p>58A</text:p>
          </table:table-cell>
          <table:table-cell office:value-type="float" office:value="-0.307816142999889">
            <text:p>-0.307816143</text:p>
          </table:table-cell>
          <table:table-cell office:value-type="float" office:value="-0.182955843167111">
            <text:p>-0.1829558432</text:p>
          </table:table-cell>
          <table:table-cell office:value-type="float" office:value="-0.106485629609208">
            <text:p>-0.1064856296</text:p>
          </table:table-cell>
          <table:table-cell table:formula="of:=AVERAGE([.B36:.D36])" office:value-type="float" office:value="-0.199085871925403">
            <text:p>-0.1990858719</text:p>
          </table:table-cell>
          <table:table-cell table:number-columns-repeated="3"/>
        </table:table-row>
        <table:table-row table:style-name="ro1">
          <table:table-cell office:value-type="string">
            <text:p>39A</text:p>
          </table:table-cell>
          <table:table-cell office:value-type="float" office:value="-0.272903190136562">
            <text:p>-0.2729031901</text:p>
          </table:table-cell>
          <table:table-cell office:value-type="float" office:value="-0.149546295480574">
            <text:p>-0.1495462955</text:p>
          </table:table-cell>
          <table:table-cell office:value-type="float" office:value="-0.161111442370759">
            <text:p>-0.1611114424</text:p>
          </table:table-cell>
          <table:table-cell table:formula="of:=AVERAGE([.B37:.D37])" office:value-type="float" office:value="-0.194520309329299">
            <text:p>-0.1945203093</text:p>
          </table:table-cell>
          <table:table-cell table:number-columns-repeated="3"/>
        </table:table-row>
        <table:table-row table:style-name="ro1">
          <table:table-cell office:value-type="string">
            <text:p>20A</text:p>
          </table:table-cell>
          <table:table-cell office:value-type="float" office:value="-0.168106185697955">
            <text:p>-0.1681061857</text:p>
          </table:table-cell>
          <table:table-cell office:value-type="float" office:value="-0.0904630788485608">
            <text:p>-0.0904630788</text:p>
          </table:table-cell>
          <table:table-cell office:value-type="float" office:value="-0.287782871279924">
            <text:p>-0.2877828713</text:p>
          </table:table-cell>
          <table:table-cell table:formula="of:=AVERAGE([.B38:.D38])" office:value-type="float" office:value="-0.182117378608813">
            <text:p>-0.1821173786</text:p>
          </table:table-cell>
          <table:table-cell table:number-columns-repeated="3"/>
        </table:table-row>
        <table:table-row table:style-name="ro1">
          <table:table-cell office:value-type="string">
            <text:p>55A</text:p>
          </table:table-cell>
          <table:table-cell office:value-type="float" office:value="-0.259595877627201">
            <text:p>-0.2595958776</text:p>
          </table:table-cell>
          <table:table-cell office:value-type="float" office:value="-0.0934263599694756">
            <text:p>-0.09342636</text:p>
          </table:table-cell>
          <table:table-cell office:value-type="float" office:value="-0.179887184910982">
            <text:p>-0.1798871849</text:p>
          </table:table-cell>
          <table:table-cell table:formula="of:=AVERAGE([.B39:.D39])" office:value-type="float" office:value="-0.17763647416922">
            <text:p>-0.1776364742</text:p>
          </table:table-cell>
          <table:table-cell table:number-columns-repeated="3"/>
        </table:table-row>
        <table:table-row table:style-name="ro1">
          <table:table-cell office:value-type="string">
            <text:p>28B</text:p>
          </table:table-cell>
          <table:table-cell office:value-type="float" office:value="-0.227683545870992">
            <text:p>-0.2276835459</text:p>
          </table:table-cell>
          <table:table-cell office:value-type="float" office:value="-0.167975948016681">
            <text:p>-0.167975948</text:p>
          </table:table-cell>
          <table:table-cell office:value-type="float" office:value="-0.119218846869188">
            <text:p>-0.1192188469</text:p>
          </table:table-cell>
          <table:table-cell table:formula="of:=AVERAGE([.B40:.D40])" office:value-type="float" office:value="-0.17162611358562">
            <text:p>-0.1716261136</text:p>
          </table:table-cell>
          <table:table-cell table:number-columns-repeated="3"/>
        </table:table-row>
        <table:table-row table:style-name="ro1">
          <table:table-cell office:value-type="string">
            <text:p>16A</text:p>
          </table:table-cell>
          <table:table-cell office:value-type="float" office:value="-0.140608535300316">
            <text:p>-0.1406085353</text:p>
          </table:table-cell>
          <table:table-cell office:value-type="float" office:value="-0.135631709331131">
            <text:p>-0.1356317093</text:p>
          </table:table-cell>
          <table:table-cell office:value-type="float" office:value="-0.234752178260249">
            <text:p>-0.2347521783</text:p>
          </table:table-cell>
          <table:table-cell table:formula="of:=AVERAGE([.B41:.D41])" office:value-type="float" office:value="-0.170330807630565">
            <text:p>-0.1703308076</text:p>
          </table:table-cell>
          <table:table-cell table:number-columns-repeated="3"/>
        </table:table-row>
        <table:table-row table:style-name="ro1">
          <table:table-cell office:value-type="string">
            <text:p>08B</text:p>
          </table:table-cell>
          <table:table-cell office:value-type="float" office:value="-0.278474179811672">
            <text:p>-0.2784741798</text:p>
          </table:table-cell>
          <table:table-cell office:value-type="float" office:value="-0.000563618430322654">
            <text:p>-0.0005636184</text:p>
          </table:table-cell>
          <table:table-cell office:value-type="float" office:value="-0.170436645453973">
            <text:p>-0.1704366455</text:p>
          </table:table-cell>
          <table:table-cell table:formula="of:=AVERAGE([.B42:.D42])" office:value-type="float" office:value="-0.149824814565322">
            <text:p>-0.1498248146</text:p>
          </table:table-cell>
          <table:table-cell table:number-columns-repeated="3"/>
        </table:table-row>
        <table:table-row table:style-name="ro1">
          <table:table-cell office:value-type="string">
            <text:p>57B</text:p>
          </table:table-cell>
          <table:table-cell office:value-type="float" office:value="-0.199018569118385">
            <text:p>-0.1990185691</text:p>
          </table:table-cell>
          <table:table-cell office:value-type="float" office:value="-0.0649484075579577">
            <text:p>-0.0649484076</text:p>
          </table:table-cell>
          <table:table-cell office:value-type="float" office:value="-0.168788580246914">
            <text:p>-0.1687885802</text:p>
          </table:table-cell>
          <table:table-cell table:formula="of:=AVERAGE([.B43:.D43])" office:value-type="float" office:value="-0.144251852307752">
            <text:p>-0.1442518523</text:p>
          </table:table-cell>
          <table:table-cell table:number-columns-repeated="3"/>
        </table:table-row>
        <table:table-row table:style-name="ro1">
          <table:table-cell office:value-type="string">
            <text:p>15A</text:p>
          </table:table-cell>
          <table:table-cell office:value-type="float" office:value="-0.105525302164962">
            <text:p>-0.1055253022</text:p>
          </table:table-cell>
          <table:table-cell office:value-type="float" office:value="-0.0480965063449788">
            <text:p>-0.0480965063</text:p>
          </table:table-cell>
          <table:table-cell office:value-type="float" office:value="-0.262057513774624">
            <text:p>-0.2620575138</text:p>
          </table:table-cell>
          <table:table-cell table:formula="of:=AVERAGE([.B44:.D44])" office:value-type="float" office:value="-0.138559774094855">
            <text:p>-0.1385597741</text:p>
          </table:table-cell>
          <table:table-cell table:number-columns-repeated="3"/>
        </table:table-row>
        <table:table-row table:style-name="ro1">
          <table:table-cell office:value-type="string">
            <text:p>26B</text:p>
          </table:table-cell>
          <table:table-cell office:value-type="float" office:value="-0.0657202300819973">
            <text:p>-0.0657202301</text:p>
          </table:table-cell>
          <table:table-cell office:value-type="float" office:value="-0.143920595533499">
            <text:p>-0.1439205955</text:p>
          </table:table-cell>
          <table:table-cell office:value-type="float" office:value="-0.198149825333161">
            <text:p>-0.1981498253</text:p>
          </table:table-cell>
          <table:table-cell table:formula="of:=AVERAGE([.B45:.D45])" office:value-type="float" office:value="-0.135930216982886">
            <text:p>-0.135930217</text:p>
          </table:table-cell>
          <table:table-cell table:number-columns-repeated="3"/>
        </table:table-row>
        <table:table-row table:style-name="ro1">
          <table:table-cell office:value-type="string">
            <text:p>56A</text:p>
          </table:table-cell>
          <table:table-cell office:value-type="float" office:value="-0.209318338306174">
            <text:p>-0.2093183383</text:p>
          </table:table-cell>
          <table:table-cell office:value-type="float" office:value="-0.0804609069778943">
            <text:p>-0.080460907</text:p>
          </table:table-cell>
          <table:table-cell office:value-type="float" office:value="-0.117975437290659">
            <text:p>-0.1179754373</text:p>
          </table:table-cell>
          <table:table-cell table:formula="of:=AVERAGE([.B46:.D46])" office:value-type="float" office:value="-0.135918227524909">
            <text:p>-0.1359182275</text:p>
          </table:table-cell>
          <table:table-cell table:number-columns-repeated="3"/>
        </table:table-row>
        <table:table-row table:style-name="ro1">
          <table:table-cell office:value-type="string">
            <text:p>57A</text:p>
          </table:table-cell>
          <table:table-cell office:value-type="float" office:value="-0.166666666666667">
            <text:p>-0.1666666667</text:p>
          </table:table-cell>
          <table:table-cell office:value-type="float" office:value="-0.0691218395102117">
            <text:p>-0.0691218395</text:p>
          </table:table-cell>
          <table:table-cell office:value-type="float" office:value="-0.16914029683562">
            <text:p>-0.1691402968</text:p>
          </table:table-cell>
          <table:table-cell table:formula="of:=AVERAGE([.B47:.D47])" office:value-type="float" office:value="-0.134976267670833">
            <text:p>-0.1349762677</text:p>
          </table:table-cell>
          <table:table-cell table:number-columns-repeated="3"/>
        </table:table-row>
        <table:table-row table:style-name="ro1">
          <table:table-cell office:value-type="string">
            <text:p>14A</text:p>
          </table:table-cell>
          <table:table-cell office:value-type="float" office:value="-0.209563497669162">
            <text:p>-0.2095634977</text:p>
          </table:table-cell>
          <table:table-cell office:value-type="float" office:value="-0.0809931237205396">
            <text:p>-0.0809931237</text:p>
          </table:table-cell>
          <table:table-cell office:value-type="float" office:value="-0.0993826230989309">
            <text:p>-0.0993826231</text:p>
          </table:table-cell>
          <table:table-cell table:formula="of:=AVERAGE([.B48:.D48])" office:value-type="float" office:value="-0.129979748162878">
            <text:p>-0.1299797482</text:p>
          </table:table-cell>
          <table:table-cell table:number-columns-repeated="3"/>
        </table:table-row>
        <table:table-row table:style-name="ro1">
          <table:table-cell office:value-type="string">
            <text:p>34B</text:p>
          </table:table-cell>
          <table:table-cell office:value-type="float" office:value="-0.157211716722284">
            <text:p>-0.1572117167</text:p>
          </table:table-cell>
          <table:table-cell office:value-type="float" office:value="-0.0915555934079973">
            <text:p>-0.0915555934</text:p>
          </table:table-cell>
          <table:table-cell office:value-type="float" office:value="-0.12820352544068">
            <text:p>-0.1282035254</text:p>
          </table:table-cell>
          <table:table-cell table:formula="of:=AVERAGE([.B49:.D49])" office:value-type="float" office:value="-0.12565694519032">
            <text:p>-0.1256569452</text:p>
          </table:table-cell>
          <table:table-cell table:number-columns-repeated="3"/>
        </table:table-row>
        <table:table-row table:style-name="ro1">
          <table:table-cell office:value-type="string">
            <text:p>53B</text:p>
          </table:table-cell>
          <table:table-cell office:value-type="float" office:value="-0.123636588993555">
            <text:p>-0.123636589</text:p>
          </table:table-cell>
          <table:table-cell office:value-type="float" office:value="-0.0978038466784886">
            <text:p>-0.0978038467</text:p>
          </table:table-cell>
          <table:table-cell office:value-type="float" office:value="-0.139729640619848">
            <text:p>-0.1397296406</text:p>
          </table:table-cell>
          <table:table-cell table:formula="of:=AVERAGE([.B50:.D50])" office:value-type="float" office:value="-0.120390025430631">
            <text:p>-0.1203900254</text:p>
          </table:table-cell>
          <table:table-cell table:number-columns-repeated="3"/>
        </table:table-row>
        <table:table-row table:style-name="ro1">
          <table:table-cell office:value-type="string">
            <text:p>38B</text:p>
          </table:table-cell>
          <table:table-cell office:value-type="float" office:value="-0.184487316496991">
            <text:p>-0.1844873165</text:p>
          </table:table-cell>
          <table:table-cell office:value-type="float" office:value="-0.0475908706677937">
            <text:p>-0.0475908707</text:p>
          </table:table-cell>
          <table:table-cell office:value-type="float" office:value="-0.12269036130399">
            <text:p>-0.1226903613</text:p>
          </table:table-cell>
          <table:table-cell table:formula="of:=AVERAGE([.B51:.D51])" office:value-type="float" office:value="-0.118256182822925">
            <text:p>-0.1182561828</text:p>
          </table:table-cell>
          <table:table-cell table:number-columns-repeated="3"/>
        </table:table-row>
        <table:table-row table:style-name="ro1">
          <table:table-cell office:value-type="string">
            <text:p>44A</text:p>
          </table:table-cell>
          <table:table-cell office:value-type="float" office:value="-0.217272395770026">
            <text:p>-0.2172723958</text:p>
          </table:table-cell>
          <table:table-cell office:value-type="float" office:value="-0.0257049845685537">
            <text:p>-0.0257049846</text:p>
          </table:table-cell>
          <table:table-cell office:value-type="float" office:value="-0.110887454857616">
            <text:p>-0.1108874549</text:p>
          </table:table-cell>
          <table:table-cell table:formula="of:=AVERAGE([.B52:.D52])" office:value-type="float" office:value="-0.117954945065399">
            <text:p>-0.1179549451</text:p>
          </table:table-cell>
          <table:table-cell table:number-columns-repeated="3"/>
        </table:table-row>
        <table:table-row table:style-name="ro1">
          <table:table-cell office:value-type="string">
            <text:p>32A</text:p>
          </table:table-cell>
          <table:table-cell office:value-type="float" office:value="-0.116914537821106">
            <text:p>-0.1169145378</text:p>
          </table:table-cell>
          <table:table-cell office:value-type="float" office:value="-0.0724912784732198">
            <text:p>-0.0724912785</text:p>
          </table:table-cell>
          <table:table-cell office:value-type="float" office:value="-0.150703618609994">
            <text:p>-0.1507036186</text:p>
          </table:table-cell>
          <table:table-cell table:formula="of:=AVERAGE([.B53:.D53])" office:value-type="float" office:value="-0.113369811634773">
            <text:p>-0.1133698116</text:p>
          </table:table-cell>
          <table:table-cell table:number-columns-repeated="3"/>
        </table:table-row>
        <table:table-row table:style-name="ro1">
          <table:table-cell office:value-type="string">
            <text:p>09B</text:p>
          </table:table-cell>
          <table:table-cell office:value-type="float" office:value="-0.148310720936419">
            <text:p>-0.1483107209</text:p>
          </table:table-cell>
          <table:table-cell office:value-type="float" office:value="-0.0605735727686947">
            <text:p>-0.0605735728</text:p>
          </table:table-cell>
          <table:table-cell office:value-type="float" office:value="-0.128948247078464">
            <text:p>-0.1289482471</text:p>
          </table:table-cell>
          <table:table-cell table:formula="of:=AVERAGE([.B54:.D54])" office:value-type="float" office:value="-0.112610846927859">
            <text:p>-0.1126108469</text:p>
          </table:table-cell>
          <table:table-cell table:number-columns-repeated="3"/>
        </table:table-row>
        <table:table-row table:style-name="ro1">
          <table:table-cell office:value-type="string">
            <text:p>37B</text:p>
          </table:table-cell>
          <table:table-cell office:value-type="float" office:value="-0.138738511897268">
            <text:p>-0.1387385119</text:p>
          </table:table-cell>
          <table:table-cell office:value-type="float" office:value="-0.0799301260563713">
            <text:p>-0.0799301261</text:p>
          </table:table-cell>
          <table:table-cell office:value-type="float" office:value="-0.108665549158225">
            <text:p>-0.1086655492</text:p>
          </table:table-cell>
          <table:table-cell table:formula="of:=AVERAGE([.B55:.D55])" office:value-type="float" office:value="-0.109111395703955">
            <text:p>-0.1091113957</text:p>
          </table:table-cell>
          <table:table-cell table:number-columns-repeated="3"/>
        </table:table-row>
        <table:table-row table:style-name="ro1">
          <table:table-cell office:value-type="string">
            <text:p>32B</text:p>
          </table:table-cell>
          <table:table-cell office:value-type="float" office:value="-0.191992772036817">
            <text:p>-0.191992772</text:p>
          </table:table-cell>
          <table:table-cell office:value-type="float" office:value="-0.0187840550616576">
            <text:p>-0.0187840551</text:p>
          </table:table-cell>
          <table:table-cell office:value-type="float" office:value="-0.115430227961523">
            <text:p>-0.115430228</text:p>
          </table:table-cell>
          <table:table-cell table:formula="of:=AVERAGE([.B56:.D56])" office:value-type="float" office:value="-0.108735685019999">
            <text:p>-0.108735685</text:p>
          </table:table-cell>
          <table:table-cell table:number-columns-repeated="3"/>
        </table:table-row>
        <table:table-row table:style-name="ro1">
          <table:table-cell office:value-type="string">
            <text:p>13A</text:p>
          </table:table-cell>
          <table:table-cell office:value-type="float" office:value="0.0845702014779258">
            <text:p>0.0845702015</text:p>
          </table:table-cell>
          <table:table-cell office:value-type="float" office:value="-0.182814640829908">
            <text:p>-0.1828146408</text:p>
          </table:table-cell>
          <table:table-cell office:value-type="float" office:value="-0.211322354936745">
            <text:p>-0.2113223549</text:p>
          </table:table-cell>
          <table:table-cell table:formula="of:=AVERAGE([.B57:.D57])" office:value-type="float" office:value="-0.103188931429576">
            <text:p>-0.1031889314</text:p>
          </table:table-cell>
          <table:table-cell table:number-columns-repeated="2"/>
          <table:table-cell office:value-type="string">
            <text:p>02A</text:p>
          </table:table-cell>
        </table:table-row>
        <table:table-row table:style-name="ro1">
          <table:table-cell office:value-type="string">
            <text:p>39B</text:p>
          </table:table-cell>
          <table:table-cell office:value-type="float" office:value="-0.0922801096815018">
            <text:p>-0.0922801097</text:p>
          </table:table-cell>
          <table:table-cell office:value-type="float" office:value="-0.0610001751620249">
            <text:p>-0.0610001752</text:p>
          </table:table-cell>
          <table:table-cell office:value-type="float" office:value="-0.0918717801946193">
            <text:p>-0.0918717802</text:p>
          </table:table-cell>
          <table:table-cell table:formula="of:=AVERAGE([.B58:.D58])" office:value-type="float" office:value="-0.0817173550127154">
            <text:p>-0.081717355</text:p>
          </table:table-cell>
          <table:table-cell table:number-columns-repeated="2"/>
          <table:table-cell office:value-type="string">
            <text:p>04A</text:p>
          </table:table-cell>
        </table:table-row>
        <table:table-row table:style-name="ro1">
          <table:table-cell office:value-type="string">
            <text:p>56B</text:p>
          </table:table-cell>
          <table:table-cell office:value-type="float" office:value="-0.160251046025105">
            <text:p>-0.160251046</text:p>
          </table:table-cell>
          <table:table-cell office:value-type="float" office:value="0.00800602806819256">
            <text:p>0.0080060281</text:p>
          </table:table-cell>
          <table:table-cell office:value-type="float" office:value="-0.0815695437053326">
            <text:p>-0.0815695437</text:p>
          </table:table-cell>
          <table:table-cell table:formula="of:=AVERAGE([.B59:.D59])" office:value-type="float" office:value="-0.0779381872207482">
            <text:p>-0.0779381872</text:p>
          </table:table-cell>
          <table:table-cell table:number-columns-repeated="2"/>
          <table:table-cell office:value-type="string">
            <text:p>11B</text:p>
          </table:table-cell>
        </table:table-row>
        <table:table-row table:style-name="ro1">
          <table:table-cell office:value-type="string">
            <text:p>02B</text:p>
          </table:table-cell>
          <table:table-cell office:value-type="float" office:value="-0.0697426239799122">
            <text:p>-0.069742624</text:p>
          </table:table-cell>
          <table:table-cell office:value-type="float" office:value="-0.02">
            <text:p>-0.02</text:p>
          </table:table-cell>
          <table:table-cell office:value-type="float" office:value="-0.143954461285234">
            <text:p>-0.1439544613</text:p>
          </table:table-cell>
          <table:table-cell table:formula="of:=AVERAGE([.B60:.D60])" office:value-type="float" office:value="-0.0778990284217154">
            <text:p>-0.0778990284</text:p>
          </table:table-cell>
          <table:table-cell table:number-columns-repeated="3"/>
        </table:table-row>
        <table:table-row table:style-name="ro1">
          <table:table-cell office:value-type="string">
            <text:p>36A</text:p>
          </table:table-cell>
          <table:table-cell office:value-type="float" office:value="0.0189859762675297">
            <text:p>0.0189859763</text:p>
          </table:table-cell>
          <table:table-cell office:value-type="float" office:value="-0.0217546872763704">
            <text:p>-0.0217546873</text:p>
          </table:table-cell>
          <table:table-cell office:value-type="float" office:value="-0.180358966875821">
            <text:p>-0.1803589669</text:p>
          </table:table-cell>
          <table:table-cell table:formula="of:=AVERAGE([.B61:.D61])" office:value-type="float" office:value="-0.0610425592948872">
            <text:p>-0.0610425593</text:p>
          </table:table-cell>
          <table:table-cell table:number-columns-repeated="3"/>
        </table:table-row>
        <table:table-row table:style-name="ro1">
          <table:table-cell office:value-type="string">
            <text:p>01B</text:p>
          </table:table-cell>
          <table:table-cell office:value-type="float" office:value="-0.00962574527691979">
            <text:p>-0.0096257453</text:p>
          </table:table-cell>
          <table:table-cell office:value-type="float" office:value="-0.0395296196102247">
            <text:p>-0.0395296196</text:p>
          </table:table-cell>
          <table:table-cell office:value-type="float" office:value="-0.112764473378284">
            <text:p>-0.1127644734</text:p>
          </table:table-cell>
          <table:table-cell table:formula="of:=AVERAGE([.B62:.D62])" office:value-type="float" office:value="-0.0539732794218095">
            <text:p>-0.0539732794</text:p>
          </table:table-cell>
          <table:table-cell table:number-columns-repeated="2"/>
          <table:table-cell office:value-type="string">
            <text:p>10B</text:p>
          </table:table-cell>
        </table:table-row>
        <table:table-row table:style-name="ro1">
          <table:table-cell office:value-type="string">
            <text:p>12A</text:p>
          </table:table-cell>
          <table:table-cell office:value-type="float" office:value="-0.122703560898163">
            <text:p>-0.1227035609</text:p>
          </table:table-cell>
          <table:table-cell office:value-type="float" office:value="0.0119983061214887">
            <text:p>0.0119983061</text:p>
          </table:table-cell>
          <table:table-cell office:value-type="float" office:value="-0.0392203470406466">
            <text:p>-0.039220347</text:p>
          </table:table-cell>
          <table:table-cell table:formula="of:=AVERAGE([.B63:.D63])" office:value-type="float" office:value="-0.0499752006057736">
            <text:p>-0.0499752006</text:p>
          </table:table-cell>
          <table:table-cell table:number-columns-repeated="2"/>
          <table:table-cell office:value-type="string">
            <text:p>14B</text:p>
          </table:table-cell>
        </table:table-row>
        <table:table-row table:style-name="ro1">
          <table:table-cell office:value-type="string">
            <text:p>27A</text:p>
          </table:table-cell>
          <table:table-cell office:value-type="float" office:value="-0.0504251650115954">
            <text:p>-0.050425165</text:p>
          </table:table-cell>
          <table:table-cell office:value-type="float" office:value="0.0319690590423969">
            <text:p>0.031969059</text:p>
          </table:table-cell>
          <table:table-cell office:value-type="float" office:value="-0.131130480031222">
            <text:p>-0.13113048</text:p>
          </table:table-cell>
          <table:table-cell table:formula="of:=AVERAGE([.B64:.D64])" office:value-type="float" office:value="-0.0498621953334734">
            <text:p>-0.0498621953</text:p>
          </table:table-cell>
          <table:table-cell table:number-columns-repeated="2"/>
          <table:table-cell office:value-type="string">
            <text:p>17A</text:p>
          </table:table-cell>
        </table:table-row>
        <table:table-row table:style-name="ro1">
          <table:table-cell office:value-type="string">
            <text:p>11B</text:p>
          </table:table-cell>
          <table:table-cell office:value-type="float" office:value="-0.0820683111954459">
            <text:p>-0.0820683112</text:p>
          </table:table-cell>
          <table:table-cell office:value-type="float" office:value="0.0266070552314487">
            <text:p>0.0266070552</text:p>
          </table:table-cell>
          <table:table-cell office:value-type="float" office:value="-0.0751885047659696">
            <text:p>-0.0751885048</text:p>
          </table:table-cell>
          <table:table-cell table:formula="of:=AVERAGE([.B65:.D65])" office:value-type="float" office:value="-0.0435499202433223">
            <text:p>-0.0435499202</text:p>
          </table:table-cell>
          <table:table-cell table:number-columns-repeated="2"/>
          <table:table-cell office:value-type="string">
            <text:p>17B</text:p>
          </table:table-cell>
        </table:table-row>
        <table:table-row table:style-name="ro1">
          <table:table-cell office:value-type="string">
            <text:p>17B</text:p>
          </table:table-cell>
          <table:table-cell office:value-type="float" office:value="-0.134502923976608">
            <text:p>-0.134502924</text:p>
          </table:table-cell>
          <table:table-cell office:value-type="float" office:value="0.0416473377660945">
            <text:p>0.0416473378</text:p>
          </table:table-cell>
          <table:table-cell office:value-type="float" office:value="-0.0138870863075925">
            <text:p>-0.0138870863</text:p>
          </table:table-cell>
          <table:table-cell table:formula="of:=AVERAGE([.B66:.D66])" office:value-type="float" office:value="-0.0355808908393687">
            <text:p>-0.0355808908</text:p>
          </table:table-cell>
          <table:table-cell table:number-columns-repeated="2"/>
          <table:table-cell office:value-type="string">
            <text:p>24A</text:p>
          </table:table-cell>
        </table:table-row>
        <table:table-row table:style-name="ro1">
          <table:table-cell office:value-type="string">
            <text:p>10B</text:p>
          </table:table-cell>
          <table:table-cell office:value-type="float" office:value="-0.0271588515685622">
            <text:p>-0.0271588516</text:p>
          </table:table-cell>
          <table:table-cell office:value-type="float" office:value="0.0147684147958483">
            <text:p>0.0147684148</text:p>
          </table:table-cell>
          <table:table-cell office:value-type="float" office:value="-0.0386326519119221">
            <text:p>-0.0386326519</text:p>
          </table:table-cell>
          <table:table-cell table:formula="of:=AVERAGE([.B67:.D67])" office:value-type="float" office:value="-0.017007696228212">
            <text:p>-0.0170076962</text:p>
          </table:table-cell>
          <table:table-cell table:number-columns-repeated="2"/>
          <table:table-cell office:value-type="string">
            <text:p>24B</text:p>
          </table:table-cell>
        </table:table-row>
        <table:table-row table:style-name="ro1">
          <table:table-cell office:value-type="string">
            <text:p>48A</text:p>
          </table:table-cell>
          <table:table-cell office:value-type="float" office:value="-0.05703125">
            <text:p>-0.05703125</text:p>
          </table:table-cell>
          <table:table-cell office:value-type="float" office:value="0.00816227573945366">
            <text:p>0.0081622757</text:p>
          </table:table-cell>
          <table:table-cell office:value-type="float" office:value="0.00213575037766317">
            <text:p>0.0021357504</text:p>
          </table:table-cell>
          <table:table-cell table:formula="of:=AVERAGE([.B68:.D68])" office:value-type="float" office:value="-0.0155777412942944">
            <text:p>-0.0155777413</text:p>
          </table:table-cell>
          <table:table-cell table:number-columns-repeated="2"/>
          <table:table-cell office:value-type="string">
            <text:p>42A</text:p>
          </table:table-cell>
        </table:table-row>
        <table:table-row table:style-name="ro1">
          <table:table-cell office:value-type="string">
            <text:p>17A</text:p>
          </table:table-cell>
          <table:table-cell office:value-type="float" office:value="0.00408511676117307">
            <text:p>0.0040851168</text:p>
          </table:table-cell>
          <table:table-cell office:value-type="float" office:value="0.0787243876136188">
            <text:p>0.0787243876</text:p>
          </table:table-cell>
          <table:table-cell office:value-type="float" office:value="-0.108993253422414">
            <text:p>-0.1089932534</text:p>
          </table:table-cell>
          <table:table-cell table:formula="of:=AVERAGE([.B69:.D69])" office:value-type="float" office:value="-0.00872791634920748">
            <text:p>-0.0087279163</text:p>
          </table:table-cell>
          <table:table-cell table:number-columns-repeated="2"/>
          <table:table-cell office:value-type="string">
            <text:p>43A</text:p>
          </table:table-cell>
        </table:table-row>
        <table:table-row table:style-name="ro1">
          <table:table-cell office:value-type="string">
            <text:p>02A</text:p>
          </table:table-cell>
          <table:table-cell office:value-type="float" office:value="-0.0438742231247308">
            <text:p>-0.0438742231</text:p>
          </table:table-cell>
          <table:table-cell office:value-type="float" office:value="0.0930694076938733">
            <text:p>0.0930694077</text:p>
          </table:table-cell>
          <table:table-cell office:value-type="float" office:value="-0.0487609378131053">
            <text:p>-0.0487609378</text:p>
          </table:table-cell>
          <table:table-cell table:formula="of:=AVERAGE([.B70:.D70])" office:value-type="float" office:value="0.000144748918679066">
            <text:p>0.0001447489</text:p>
          </table:table-cell>
          <table:table-cell table:number-columns-repeated="2"/>
          <table:table-cell office:value-type="string">
            <text:p>48A</text:p>
          </table:table-cell>
        </table:table-row>
        <table:table-row table:style-name="ro1">
          <table:table-cell office:value-type="string">
            <text:p>51B</text:p>
          </table:table-cell>
          <table:table-cell office:value-type="float" office:value="-0.042625050952076">
            <text:p>-0.042625051</text:p>
          </table:table-cell>
          <table:table-cell office:value-type="float" office:value="0.0387524432735616">
            <text:p>0.0387524433</text:p>
          </table:table-cell>
          <table:table-cell office:value-type="float" office:value="0.0228094738070237">
            <text:p>0.0228094738</text:p>
          </table:table-cell>
          <table:table-cell table:formula="of:=AVERAGE([.B71:.D71])" office:value-type="float" office:value="0.00631228870950312">
            <text:p>0.0063122887</text:p>
          </table:table-cell>
          <table:table-cell table:number-columns-repeated="2"/>
          <table:table-cell office:value-type="string">
            <text:p>49A</text:p>
          </table:table-cell>
        </table:table-row>
        <table:table-row table:style-name="ro1">
          <table:table-cell office:value-type="string">
            <text:p>42A</text:p>
          </table:table-cell>
          <table:table-cell office:value-type="float" office:value="-0.00996602491506232">
            <text:p>-0.0099660249</text:p>
          </table:table-cell>
          <table:table-cell office:value-type="float" office:value="0.0673114970323148">
            <text:p>0.067311497</text:p>
          </table:table-cell>
          <table:table-cell office:value-type="float" office:value="0.0126874279123414">
            <text:p>0.0126874279</text:p>
          </table:table-cell>
          <table:table-cell table:formula="of:=AVERAGE([.B72:.D72])" office:value-type="float" office:value="0.0233443000098646">
            <text:p>0.0233443</text:p>
          </table:table-cell>
          <table:table-cell table:number-columns-repeated="2"/>
          <table:table-cell office:value-type="string">
            <text:p>49B</text:p>
          </table:table-cell>
        </table:table-row>
        <table:table-row table:style-name="ro1">
          <table:table-cell office:value-type="string">
            <text:p>04A</text:p>
          </table:table-cell>
          <table:table-cell office:value-type="float" office:value="-0.187618746041799">
            <text:p>-0.187618746</text:p>
          </table:table-cell>
          <table:table-cell office:value-type="float" office:value="0.0981497700897745">
            <text:p>0.0981497701</text:p>
          </table:table-cell>
          <table:table-cell office:value-type="float" office:value="0.168694594124804">
            <text:p>0.1686945941</text:p>
          </table:table-cell>
          <table:table-cell table:formula="of:=AVERAGE([.B73:.D73])" office:value-type="float" office:value="0.0264085393909268">
            <text:p>0.0264085394</text:p>
          </table:table-cell>
          <table:table-cell table:number-columns-repeated="2"/>
          <table:table-cell office:value-type="string">
            <text:p>51A</text:p>
          </table:table-cell>
        </table:table-row>
        <table:table-row table:style-name="ro1">
          <table:table-cell office:value-type="string">
            <text:p>49B</text:p>
          </table:table-cell>
          <table:table-cell office:value-type="float" office:value="-0.0425888500024647">
            <text:p>-0.04258885</text:p>
          </table:table-cell>
          <table:table-cell office:value-type="float" office:value="0.0676206950778424">
            <text:p>0.0676206951</text:p>
          </table:table-cell>
          <table:table-cell office:value-type="float" office:value="0.0568966412292997">
            <text:p>0.0568966412</text:p>
          </table:table-cell>
          <table:table-cell table:formula="of:=AVERAGE([.B74:.D74])" office:value-type="float" office:value="0.0273094954348925">
            <text:p>0.0273094954</text:p>
          </table:table-cell>
          <table:table-cell table:number-columns-repeated="2"/>
          <table:table-cell office:value-type="string">
            <text:p>51B</text:p>
          </table:table-cell>
        </table:table-row>
        <table:table-row table:style-name="ro1">
          <table:table-cell office:value-type="string">
            <text:p>14B</text:p>
          </table:table-cell>
          <table:table-cell office:value-type="float" office:value="-0.0334734932805672">
            <text:p>-0.0334734933</text:p>
          </table:table-cell>
          <table:table-cell office:value-type="float" office:value="0.127279869801897">
            <text:p>0.1272798698</text:p>
          </table:table-cell>
          <table:table-cell office:value-type="float" office:value="-0.0060986388545165">
            <text:p>-0.0060986389</text:p>
          </table:table-cell>
          <table:table-cell table:formula="of:=AVERAGE([.B75:.D75])" office:value-type="float" office:value="0.0292359125556044">
            <text:p>0.0292359126</text:p>
          </table:table-cell>
          <table:table-cell table:number-columns-repeated="3"/>
        </table:table-row>
        <table:table-row table:style-name="ro1">
          <table:table-cell office:value-type="string">
            <text:p>43A</text:p>
          </table:table-cell>
          <table:table-cell office:value-type="float" office:value="0.0239840497273207">
            <text:p>0.0239840497</text:p>
          </table:table-cell>
          <table:table-cell office:value-type="float" office:value="0.0563623162098384">
            <text:p>0.0563623162</text:p>
          </table:table-cell>
          <table:table-cell office:value-type="float" office:value="0.0149844673204604">
            <text:p>0.0149844673</text:p>
          </table:table-cell>
          <table:table-cell table:formula="of:=AVERAGE([.B76:.D76])" office:value-type="float" office:value="0.0317769444192065">
            <text:p>0.0317769444</text:p>
          </table:table-cell>
          <table:table-cell table:number-columns-repeated="3"/>
        </table:table-row>
        <table:table-row table:style-name="ro1">
          <table:table-cell office:value-type="string">
            <text:p>51A</text:p>
          </table:table-cell>
          <table:table-cell office:value-type="float" office:value="-0.0427409988385598">
            <text:p>-0.0427409988</text:p>
          </table:table-cell>
          <table:table-cell office:value-type="float" office:value="0.112178728641075">
            <text:p>0.1121787286</text:p>
          </table:table-cell>
          <table:table-cell office:value-type="float" office:value="0.0312544294826365">
            <text:p>0.0312544295</text:p>
          </table:table-cell>
          <table:table-cell table:formula="of:=AVERAGE([.B77:.D77])" office:value-type="float" office:value="0.0335640530950507">
            <text:p>0.0335640531</text:p>
          </table:table-cell>
          <table:table-cell table:number-columns-repeated="3"/>
        </table:table-row>
        <table:table-row table:style-name="ro1">
          <table:table-cell office:value-type="string">
            <text:p>24B</text:p>
          </table:table-cell>
          <table:table-cell office:value-type="float" office:value="-0.0161254365757599">
            <text:p>-0.0161254366</text:p>
          </table:table-cell>
          <table:table-cell office:value-type="float" office:value="0.135142808471978">
            <text:p>0.1351428085</text:p>
          </table:table-cell>
          <table:table-cell office:value-type="float" office:value="-0.0182328190743338">
            <text:p>-0.0182328191</text:p>
          </table:table-cell>
          <table:table-cell table:formula="of:=AVERAGE([.B78:.D78])" office:value-type="float" office:value="0.033594850940628">
            <text:p>0.0335948509</text:p>
          </table:table-cell>
          <table:table-cell table:number-columns-repeated="3"/>
        </table:table-row>
        <table:table-row table:style-name="ro1">
          <table:table-cell office:value-type="string">
            <text:p>24A</text:p>
          </table:table-cell>
          <table:table-cell office:value-type="float" office:value="0.246303201748746">
            <text:p>0.2463032017</text:p>
          </table:table-cell>
          <table:table-cell office:value-type="float" office:value="-0.0458304799030712">
            <text:p>-0.0458304799</text:p>
          </table:table-cell>
          <table:table-cell office:value-type="float" office:value="-0.0952272381820946">
            <text:p>-0.0952272382</text:p>
          </table:table-cell>
          <table:table-cell table:formula="of:=AVERAGE([.B79:.D79])" office:value-type="float" office:value="0.0350818278878602">
            <text:p>0.0350818279</text:p>
          </table:table-cell>
          <table:table-cell table:number-columns-repeated="3"/>
        </table:table-row>
        <table:table-row table:style-name="ro1">
          <table:table-cell office:value-type="string">
            <text:p>49A</text:p>
          </table:table-cell>
          <table:table-cell office:value-type="float" office:value="-0.0291532157933946">
            <text:p>-0.0291532158</text:p>
          </table:table-cell>
          <table:table-cell office:value-type="float" office:value="0.117181627566562">
            <text:p>0.1171816276</text:p>
          </table:table-cell>
          <table:table-cell office:value-type="float" office:value="0.0282406242134407">
            <text:p>0.0282406242</text:p>
          </table:table-cell>
          <table:table-cell table:formula="of:=AVERAGE([.B80:.D80])" office:value-type="float" office:value="0.0387563453288695">
            <text:p>0.0387563453</text:p>
          </table:table-cell>
          <table:table-cell table:number-columns-repeated="3"/>
        </table:table-row>
        <table:table-row table:style-name="ro1">
          <table:table-cell office:value-type="string">
            <text:p>44B</text:p>
          </table:table-cell>
          <table:table-cell office:value-type="float" office:value="-0.0116272538336236">
            <text:p>-0.0116272538</text:p>
          </table:table-cell>
          <table:table-cell office:value-type="float" office:value="0.117947885380307">
            <text:p>0.1179478854</text:p>
          </table:table-cell>
          <table:table-cell office:value-type="float" office:value="0.0283833369307145">
            <text:p>0.0283833369</text:p>
          </table:table-cell>
          <table:table-cell table:formula="of:=AVERAGE([.B81:.D81])" office:value-type="float" office:value="0.0449013228257993">
            <text:p>0.0449013228</text:p>
          </table:table-cell>
          <table:table-cell table:number-columns-repeated="3"/>
        </table:table-row>
        <table:table-row table:style-name="ro1">
          <table:table-cell office:value-type="string">
            <text:p>10A</text:p>
          </table:table-cell>
          <table:table-cell office:value-type="float" office:value="0.0684142830893612">
            <text:p>0.0684142831</text:p>
          </table:table-cell>
          <table:table-cell office:value-type="float" office:value="0.140992798105273">
            <text:p>0.1409927981</text:p>
          </table:table-cell>
          <table:table-cell office:value-type="float" office:value="-0.0683333333333333">
            <text:p>-0.0683333333</text:p>
          </table:table-cell>
          <table:table-cell table:formula="of:=AVERAGE([.B82:.D82])" office:value-type="float" office:value="0.0470245826204337">
            <text:p>0.0470245826</text:p>
          </table:table-cell>
          <table:table-cell table:number-columns-repeated="3"/>
        </table:table-row>
        <table:table-row table:style-name="ro1">
          <table:table-cell office:value-type="string">
            <text:p>05B</text:p>
          </table:table-cell>
          <table:table-cell office:value-type="float" office:value="-0.0260266049739734">
            <text:p>-0.026026605</text:p>
          </table:table-cell>
          <table:table-cell office:value-type="float" office:value="0.0696205560074645">
            <text:p>0.069620556</text:p>
          </table:table-cell>
          <table:table-cell office:value-type="float" office:value="0.132112726619996">
            <text:p>0.1321127266</text:p>
          </table:table-cell>
          <table:table-cell table:formula="of:=AVERAGE([.B83:.D83])" office:value-type="float" office:value="0.0585688925511625">
            <text:p>0.0585688926</text:p>
          </table:table-cell>
          <table:table-cell table:number-columns-repeated="3"/>
        </table:table-row>
        <table:table-row table:style-name="ro1">
          <table:table-cell office:value-type="string">
            <text:p>54A</text:p>
          </table:table-cell>
          <table:table-cell office:value-type="float" office:value="-0.043133918052101">
            <text:p>-0.0431339181</text:p>
          </table:table-cell>
          <table:table-cell office:value-type="float" office:value="0.168639492843346">
            <text:p>0.1686394928</text:p>
          </table:table-cell>
          <table:table-cell office:value-type="float" office:value="0.11171511856929">
            <text:p>0.1117151186</text:p>
          </table:table-cell>
          <table:table-cell table:formula="of:=AVERAGE([.B84:.D84])" office:value-type="float" office:value="0.0790735644535117">
            <text:p>0.0790735645</text:p>
          </table:table-cell>
          <table:table-cell table:number-columns-repeated="3"/>
        </table:table-row>
        <table:table-row table:style-name="ro1">
          <table:table-cell office:value-type="string">
            <text:p>36B</text:p>
          </table:table-cell>
          <table:table-cell office:value-type="float" office:value="0.0509125840537944">
            <text:p>0.0509125841</text:p>
          </table:table-cell>
          <table:table-cell office:value-type="float" office:value="0.147706855791962">
            <text:p>0.1477068558</text:p>
          </table:table-cell>
          <table:table-cell office:value-type="float" office:value="0.0389573991031389">
            <text:p>0.0389573991</text:p>
          </table:table-cell>
          <table:table-cell table:formula="of:=AVERAGE([.B85:.D85])" office:value-type="float" office:value="0.0791922796496318">
            <text:p>0.0791922796</text:p>
          </table:table-cell>
          <table:table-cell table:number-columns-repeated="3"/>
        </table:table-row>
        <table:table-row table:style-name="ro1">
          <table:table-cell office:value-type="string">
            <text:p>37A</text:p>
          </table:table-cell>
          <table:table-cell office:value-type="float" office:value="0.0572025845686051">
            <text:p>0.0572025846</text:p>
          </table:table-cell>
          <table:table-cell office:value-type="float" office:value="0.145485272815065">
            <text:p>0.1454852728</text:p>
          </table:table-cell>
          <table:table-cell office:value-type="float" office:value="0.0498449436502534">
            <text:p>0.0498449437</text:p>
          </table:table-cell>
          <table:table-cell table:formula="of:=AVERAGE([.B86:.D86])" office:value-type="float" office:value="0.0841776003446412">
            <text:p>0.0841776003</text:p>
          </table:table-cell>
          <table:table-cell table:number-columns-repeated="3"/>
        </table:table-row>
        <table:table-row table:style-name="ro1">
          <table:table-cell office:value-type="string">
            <text:p>05A</text:p>
          </table:table-cell>
          <table:table-cell office:value-type="float" office:value="0.0462590506838295">
            <text:p>0.0462590507</text:p>
          </table:table-cell>
          <table:table-cell office:value-type="float" office:value="0.123770787211038">
            <text:p>0.1237707872</text:p>
          </table:table-cell>
          <table:table-cell office:value-type="float" office:value="0.104134548002803">
            <text:p>0.104134548</text:p>
          </table:table-cell>
          <table:table-cell table:formula="of:=AVERAGE([.B87:.D87])" office:value-type="float" office:value="0.091388128632557">
            <text:p>0.0913881286</text:p>
          </table:table-cell>
          <table:table-cell table:number-columns-repeated="3"/>
        </table:table-row>
        <table:table-row table:style-name="ro1">
          <table:table-cell office:value-type="string">
            <text:p>42B</text:p>
          </table:table-cell>
          <table:table-cell office:value-type="float" office:value="0.14182665000568">
            <text:p>0.14182665</text:p>
          </table:table-cell>
          <table:table-cell office:value-type="float" office:value="0.152808788068233">
            <text:p>0.1528087881</text:p>
          </table:table-cell>
          <table:table-cell office:value-type="float" office:value="0.0474664768007595">
            <text:p>0.0474664768</text:p>
          </table:table-cell>
          <table:table-cell table:formula="of:=AVERAGE([.B88:.D88])" office:value-type="float" office:value="0.114033971624891">
            <text:p>0.1140339716</text:p>
          </table:table-cell>
          <table:table-cell table:number-columns-repeated="3"/>
        </table:table-row>
        <table:table-row table:style-name="ro1">
          <table:table-cell office:value-type="string">
            <text:p>53A</text:p>
          </table:table-cell>
          <table:table-cell office:value-type="float" office:value="0.0885343841362654">
            <text:p>0.0885343841</text:p>
          </table:table-cell>
          <table:table-cell office:value-type="float" office:value="0.125406169060513">
            <text:p>0.1254061691</text:p>
          </table:table-cell>
          <table:table-cell office:value-type="float" office:value="0.168919387259999">
            <text:p>0.1689193873</text:p>
          </table:table-cell>
          <table:table-cell table:formula="of:=AVERAGE([.B89:.D89])" office:value-type="float" office:value="0.127619980152259">
            <text:p>0.1276199802</text:p>
          </table:table-cell>
          <table:table-cell table:number-columns-repeated="3"/>
        </table:table-row>
        <table:table-row table:style-name="ro1">
          <table:table-cell office:value-type="string">
            <text:p>26A</text:p>
          </table:table-cell>
          <table:table-cell office:value-type="float" office:value="0.102376461712561">
            <text:p>0.1023764617</text:p>
          </table:table-cell>
          <table:table-cell office:value-type="float" office:value="0.178228927149347">
            <text:p>0.1782289271</text:p>
          </table:table-cell>
          <table:table-cell office:value-type="float" office:value="0.105607641960021">
            <text:p>0.105607642</text:p>
          </table:table-cell>
          <table:table-cell table:formula="of:=AVERAGE([.B90:.D90])" office:value-type="float" office:value="0.128737676940643">
            <text:p>0.1287376769</text:p>
          </table:table-cell>
          <table:table-cell table:number-columns-repeated="3"/>
        </table:table-row>
        <table:table-row table:style-name="ro1">
          <table:table-cell office:value-type="string">
            <text:p>20B</text:p>
          </table:table-cell>
          <table:table-cell office:value-type="float" office:value="0.090485610363091">
            <text:p>0.0904856104</text:p>
          </table:table-cell>
          <table:table-cell office:value-type="float" office:value="0.138938870787336">
            <text:p>0.1389388708</text:p>
          </table:table-cell>
          <table:table-cell office:value-type="float" office:value="0.161684592820226">
            <text:p>0.1616845928</text:p>
          </table:table-cell>
          <table:table-cell table:formula="of:=AVERAGE([.B91:.D91])" office:value-type="float" office:value="0.130369691323551">
            <text:p>0.1303696913</text:p>
          </table:table-cell>
          <table:table-cell table:number-columns-repeated="3"/>
        </table:table-row>
        <table:table-row table:style-name="ro1">
          <table:table-cell office:value-type="string">
            <text:p>45A</text:p>
          </table:table-cell>
          <table:table-cell office:value-type="float" office:value="0.0901360544217688">
            <text:p>0.0901360544</text:p>
          </table:table-cell>
          <table:table-cell office:value-type="float" office:value="0.193270512088331">
            <text:p>0.1932705121</text:p>
          </table:table-cell>
          <table:table-cell office:value-type="float" office:value="0.132375831328711">
            <text:p>0.1323758313</text:p>
          </table:table-cell>
          <table:table-cell table:formula="of:=AVERAGE([.B92:.D92])" office:value-type="float" office:value="0.138594132612937">
            <text:p>0.1385941326</text:p>
          </table:table-cell>
          <table:table-cell table:number-columns-repeated="3"/>
        </table:table-row>
        <table:table-row table:style-name="ro1">
          <table:table-cell office:value-type="string">
            <text:p>19B</text:p>
          </table:table-cell>
          <table:table-cell office:value-type="float" office:value="0.0692208032574496">
            <text:p>0.0692208033</text:p>
          </table:table-cell>
          <table:table-cell office:value-type="float" office:value="0.281422967381375">
            <text:p>0.2814229674</text:p>
          </table:table-cell>
          <table:table-cell office:value-type="float" office:value="0.120998032552316">
            <text:p>0.1209980326</text:p>
          </table:table-cell>
          <table:table-cell table:formula="of:=AVERAGE([.B93:.D93])" office:value-type="float" office:value="0.157213934397047">
            <text:p>0.1572139344</text:p>
          </table:table-cell>
          <table:table-cell table:number-columns-repeated="3"/>
        </table:table-row>
        <table:table-row table:style-name="ro1">
          <table:table-cell office:value-type="string">
            <text:p>27B</text:p>
          </table:table-cell>
          <table:table-cell office:value-type="float" office:value="0.176360225140713">
            <text:p>0.1763602251</text:p>
          </table:table-cell>
          <table:table-cell office:value-type="float" office:value="0.256544788763185">
            <text:p>0.2565447888</text:p>
          </table:table-cell>
          <table:table-cell office:value-type="float" office:value="0.0830141548709409">
            <text:p>0.0830141549</text:p>
          </table:table-cell>
          <table:table-cell table:formula="of:=AVERAGE([.B94:.D94])" office:value-type="float" office:value="0.17197305625828">
            <text:p>0.1719730563</text:p>
          </table:table-cell>
          <table:table-cell table:number-columns-repeated="3"/>
        </table:table-row>
        <table:table-row table:style-name="ro1">
          <table:table-cell office:value-type="string">
            <text:p>43B</text:p>
          </table:table-cell>
          <table:table-cell office:value-type="float" office:value="0.17282702858793">
            <text:p>0.1728270286</text:p>
          </table:table-cell>
          <table:table-cell office:value-type="float" office:value="0.210429209555253">
            <text:p>0.2104292096</text:p>
          </table:table-cell>
          <table:table-cell office:value-type="float" office:value="0.163329898424849">
            <text:p>0.1633298984</text:p>
          </table:table-cell>
          <table:table-cell table:formula="of:=AVERAGE([.B95:.D95])" office:value-type="float" office:value="0.182195378856011">
            <text:p>0.1821953789</text:p>
          </table:table-cell>
          <table:table-cell table:number-columns-repeated="3"/>
        </table:table-row>
        <table:table-row table:style-name="ro1">
          <table:table-cell office:value-type="string">
            <text:p>41A</text:p>
          </table:table-cell>
          <table:table-cell office:value-type="float" office:value="0.122318799943923">
            <text:p>0.1223187999</text:p>
          </table:table-cell>
          <table:table-cell office:value-type="float" office:value="0.235053354772694">
            <text:p>0.2350533548</text:p>
          </table:table-cell>
          <table:table-cell office:value-type="float" office:value="0.204818400174685">
            <text:p>0.2048184002</text:p>
          </table:table-cell>
          <table:table-cell table:formula="of:=AVERAGE([.B96:.D96])" office:value-type="float" office:value="0.187396851630434">
            <text:p>0.1873968516</text:p>
          </table:table-cell>
          <table:table-cell table:number-columns-repeated="3"/>
        </table:table-row>
        <table:table-row table:style-name="ro1">
          <table:table-cell office:value-type="string">
            <text:p>52A</text:p>
          </table:table-cell>
          <table:table-cell office:value-type="float" office:value="0.223869532987398">
            <text:p>0.223869533</text:p>
          </table:table-cell>
          <table:table-cell office:value-type="float" office:value="0.250852699076811">
            <text:p>0.2508526991</text:p>
          </table:table-cell>
          <table:table-cell office:value-type="float" office:value="0.189261418853256">
            <text:p>0.1892614189</text:p>
          </table:table-cell>
          <table:table-cell table:formula="of:=AVERAGE([.B97:.D97])" office:value-type="float" office:value="0.221327883639155">
            <text:p>0.2213278836</text:p>
          </table:table-cell>
          <table:table-cell table:number-columns-repeated="3"/>
        </table:table-row>
        <table:table-row table:style-name="ro1">
          <table:table-cell office:value-type="string">
            <text:p>28A</text:p>
          </table:table-cell>
          <table:table-cell office:value-type="float" office:value="0.129416085200147">
            <text:p>0.1294160852</text:p>
          </table:table-cell>
          <table:table-cell office:value-type="float" office:value="0.335921032337669">
            <text:p>0.3359210323</text:p>
          </table:table-cell>
          <table:table-cell office:value-type="float" office:value="0.256008269446119">
            <text:p>0.2560082694</text:p>
          </table:table-cell>
          <table:table-cell table:formula="of:=AVERAGE([.B98:.D98])" office:value-type="float" office:value="0.240448462327978">
            <text:p>0.2404484623</text:p>
          </table:table-cell>
          <table:table-cell table:number-columns-repeated="3"/>
        </table:table-row>
        <table:table-row table:style-name="ro1">
          <table:table-cell office:value-type="string">
            <text:p>41B</text:p>
          </table:table-cell>
          <table:table-cell office:value-type="float" office:value="0.173955422704529">
            <text:p>0.1739554227</text:p>
          </table:table-cell>
          <table:table-cell office:value-type="float" office:value="0.307292942156046">
            <text:p>0.3072929422</text:p>
          </table:table-cell>
          <table:table-cell office:value-type="float" office:value="0.280888030888031">
            <text:p>0.2808880309</text:p>
          </table:table-cell>
          <table:table-cell table:formula="of:=AVERAGE([.B99:.D99])" office:value-type="float" office:value="0.254045465249535">
            <text:p>0.2540454652</text:p>
          </table:table-cell>
          <table:table-cell table:number-columns-repeated="3"/>
        </table:table-row>
        <table:table-row table:style-name="ro1">
          <table:table-cell office:value-type="string">
            <text:p>03B</text:p>
          </table:table-cell>
          <table:table-cell office:value-type="float" office:value="0.234241960183767">
            <text:p>0.2342419602</text:p>
          </table:table-cell>
          <table:table-cell office:value-type="float" office:value="0.300081359609474">
            <text:p>0.3000813596</text:p>
          </table:table-cell>
          <table:table-cell office:value-type="float" office:value="0.244443056943057">
            <text:p>0.2444430569</text:p>
          </table:table-cell>
          <table:table-cell table:formula="of:=AVERAGE([.B100:.D100])" office:value-type="float" office:value="0.259588792245433">
            <text:p>0.2595887922</text:p>
          </table:table-cell>
          <table:table-cell table:number-columns-repeated="3"/>
        </table:table-row>
        <table:table-row table:style-name="ro1">
          <table:table-cell office:value-type="string">
            <text:p>11A</text:p>
          </table:table-cell>
          <table:table-cell office:value-type="float" office:value="0.207295965916656">
            <text:p>0.2072959659</text:p>
          </table:table-cell>
          <table:table-cell office:value-type="float" office:value="0.338279983792545">
            <text:p>0.3382799838</text:p>
          </table:table-cell>
          <table:table-cell office:value-type="float" office:value="0.247996847497701">
            <text:p>0.2479968475</text:p>
          </table:table-cell>
          <table:table-cell table:formula="of:=AVERAGE([.B101:.D101])" office:value-type="float" office:value="0.264524265735634">
            <text:p>0.2645242657</text:p>
          </table:table-cell>
          <table:table-cell table:number-columns-repeated="3"/>
        </table:table-row>
        <table:table-row table:style-name="ro1">
          <table:table-cell office:value-type="string">
            <text:p>52B</text:p>
          </table:table-cell>
          <table:table-cell office:value-type="float" office:value="0.208825393167809">
            <text:p>0.2088253932</text:p>
          </table:table-cell>
          <table:table-cell office:value-type="float" office:value="0.321747448979592">
            <text:p>0.321747449</text:p>
          </table:table-cell>
          <table:table-cell office:value-type="float" office:value="0.290267576075551">
            <text:p>0.2902675761</text:p>
          </table:table-cell>
          <table:table-cell table:formula="of:=AVERAGE([.B102:.D102])" office:value-type="float" office:value="0.273613472740984">
            <text:p>0.2736134727</text:p>
          </table:table-cell>
          <table:table-cell table:number-columns-repeated="3"/>
        </table:table-row>
        <table:table-row table:style-name="ro1">
          <table:table-cell office:value-type="string">
            <text:p>50B</text:p>
          </table:table-cell>
          <table:table-cell office:value-type="float" office:value="0.202272994935814">
            <text:p>0.2022729949</text:p>
          </table:table-cell>
          <table:table-cell office:value-type="float" office:value="0.307122381477398">
            <text:p>0.3071223815</text:p>
          </table:table-cell>
          <table:table-cell office:value-type="float" office:value="0.313596348223019">
            <text:p>0.3135963482</text:p>
          </table:table-cell>
          <table:table-cell table:formula="of:=AVERAGE([.B103:.D103])" office:value-type="float" office:value="0.274330574878744">
            <text:p>0.2743305749</text:p>
          </table:table-cell>
          <table:table-cell table:number-columns-repeated="3"/>
        </table:table-row>
        <table:table-row table:style-name="ro1">
          <table:table-cell office:value-type="string">
            <text:p>04B</text:p>
          </table:table-cell>
          <table:table-cell office:value-type="float" office:value="0.222851335656214">
            <text:p>0.2228513357</text:p>
          </table:table-cell>
          <table:table-cell office:value-type="float" office:value="0.305492463349164">
            <text:p>0.3054924633</text:p>
          </table:table-cell>
          <table:table-cell office:value-type="float" office:value="0.317212051319014">
            <text:p>0.3172120513</text:p>
          </table:table-cell>
          <table:table-cell table:formula="of:=AVERAGE([.B104:.D104])" office:value-type="float" office:value="0.28185195010813">
            <text:p>0.2818519501</text:p>
          </table:table-cell>
          <table:table-cell table:number-columns-repeated="3"/>
        </table:table-row>
        <table:table-row table:style-name="ro1">
          <table:table-cell office:value-type="string">
            <text:p>50A</text:p>
          </table:table-cell>
          <table:table-cell office:value-type="float" office:value="0.249795417348609">
            <text:p>0.2497954173</text:p>
          </table:table-cell>
          <table:table-cell office:value-type="float" office:value="0.318653518508958">
            <text:p>0.3186535185</text:p>
          </table:table-cell>
          <table:table-cell office:value-type="float" office:value="0.296113461839837">
            <text:p>0.2961134618</text:p>
          </table:table-cell>
          <table:table-cell table:formula="of:=AVERAGE([.B105:.D105])" office:value-type="float" office:value="0.288187465899134">
            <text:p>0.2881874659</text:p>
          </table:table-cell>
          <table:table-cell table:number-columns-repeated="3"/>
        </table:table-row>
        <table:table-row table:style-name="ro1">
          <table:table-cell office:value-type="string">
            <text:p>46A</text:p>
          </table:table-cell>
          <table:table-cell office:value-type="float" office:value="0.226731601731602">
            <text:p>0.2267316017</text:p>
          </table:table-cell>
          <table:table-cell office:value-type="float" office:value="0.319275806939463">
            <text:p>0.3192758069</text:p>
          </table:table-cell>
          <table:table-cell office:value-type="float" office:value="0.325164412458121">
            <text:p>0.3251644125</text:p>
          </table:table-cell>
          <table:table-cell table:formula="of:=AVERAGE([.B106:.D106])" office:value-type="float" office:value="0.290390607043062">
            <text:p>0.290390607</text:p>
          </table:table-cell>
          <table:table-cell table:number-columns-repeated="3"/>
        </table:table-row>
        <table:table-row table:style-name="ro1">
          <table:table-cell office:value-type="string">
            <text:p>45B</text:p>
          </table:table-cell>
          <table:table-cell office:value-type="float" office:value="0.218197034911526">
            <text:p>0.2181970349</text:p>
          </table:table-cell>
          <table:table-cell office:value-type="float" office:value="0.320408342096039">
            <text:p>0.3204083421</text:p>
          </table:table-cell>
          <table:table-cell office:value-type="float" office:value="0.340577905094034">
            <text:p>0.3405779051</text:p>
          </table:table-cell>
          <table:table-cell table:formula="of:=AVERAGE([.B107:.D107])" office:value-type="float" office:value="0.293061094033866">
            <text:p>0.293061094</text:p>
          </table:table-cell>
          <table:table-cell table:number-columns-repeated="3"/>
        </table:table-row>
        <table:table-row table:style-name="ro1">
          <table:table-cell office:value-type="string">
            <text:p>03A</text:p>
          </table:table-cell>
          <table:table-cell office:value-type="float" office:value="0.292556291390729">
            <text:p>0.2925562914</text:p>
          </table:table-cell>
          <table:table-cell office:value-type="float" office:value="0.338626023657871">
            <text:p>0.3386260237</text:p>
          </table:table-cell>
          <table:table-cell office:value-type="float" office:value="0.313433646585909">
            <text:p>0.3134336466</text:p>
          </table:table-cell>
          <table:table-cell table:formula="of:=AVERAGE([.B108:.D108])" office:value-type="float" office:value="0.314871987211503">
            <text:p>0.3148719872</text:p>
          </table:table-cell>
          <table:table-cell table:number-columns-repeated="3"/>
        </table:table-row>
        <table:table-row table:style-name="ro1">
          <table:table-cell office:value-type="string">
            <text:p>66A</text:p>
          </table:table-cell>
          <table:table-cell office:value-type="float" office:value="0.288933816970922">
            <text:p>0.288933817</text:p>
          </table:table-cell>
          <table:table-cell office:value-type="float" office:value="0.319103521878335">
            <text:p>0.3191035219</text:p>
          </table:table-cell>
          <table:table-cell office:value-type="float" office:value="0.343224948628067">
            <text:p>0.3432249486</text:p>
          </table:table-cell>
          <table:table-cell table:formula="of:=AVERAGE([.B109:.D109])" office:value-type="float" office:value="0.317087429159108">
            <text:p>0.3170874292</text:p>
          </table:table-cell>
          <table:table-cell table:number-columns-repeated="3"/>
        </table:table-row>
        <table:table-row table:style-name="ro1">
          <table:table-cell office:value-type="string">
            <text:p>40B</text:p>
          </table:table-cell>
          <table:table-cell office:value-type="float" office:value="0.20691968564309">
            <text:p>0.2069196856</text:p>
          </table:table-cell>
          <table:table-cell office:value-type="float" office:value="0.427445636072762">
            <text:p>0.4274456361</text:p>
          </table:table-cell>
          <table:table-cell office:value-type="float" office:value="0.349100665805426">
            <text:p>0.3491006658</text:p>
          </table:table-cell>
          <table:table-cell table:formula="of:=AVERAGE([.B110:.D110])" office:value-type="float" office:value="0.327821995840426">
            <text:p>0.3278219958</text:p>
          </table:table-cell>
          <table:table-cell table:number-columns-repeated="3"/>
        </table:table-row>
        <table:table-row table:style-name="ro1">
          <table:table-cell office:value-type="string">
            <text:p>07A</text:p>
          </table:table-cell>
          <table:table-cell office:value-type="float" office:value="0.308898847631242">
            <text:p>0.3088988476</text:p>
          </table:table-cell>
          <table:table-cell office:value-type="float" office:value="0.422867513611615">
            <text:p>0.4228675136</text:p>
          </table:table-cell>
          <table:table-cell office:value-type="float" office:value="0.288314361052158">
            <text:p>0.2883143611</text:p>
          </table:table-cell>
          <table:table-cell table:formula="of:=AVERAGE([.B111:.D111])" office:value-type="float" office:value="0.340026907431672">
            <text:p>0.3400269074</text:p>
          </table:table-cell>
          <table:table-cell table:number-columns-repeated="3"/>
        </table:table-row>
        <table:table-row table:style-name="ro1">
          <table:table-cell office:value-type="string">
            <text:p>06B</text:p>
          </table:table-cell>
          <table:table-cell office:value-type="float" office:value="0.390187667560322">
            <text:p>0.3901876676</text:p>
          </table:table-cell>
          <table:table-cell office:value-type="float" office:value="0.366116037268758">
            <text:p>0.3661160373</text:p>
          </table:table-cell>
          <table:table-cell office:value-type="float" office:value="0.283723554301834">
            <text:p>0.2837235543</text:p>
          </table:table-cell>
          <table:table-cell table:formula="of:=AVERAGE([.B112:.D112])" office:value-type="float" office:value="0.346675753043638">
            <text:p>0.346675753</text:p>
          </table:table-cell>
          <table:table-cell table:number-columns-repeated="3"/>
        </table:table-row>
        <table:table-row table:style-name="ro1">
          <table:table-cell office:value-type="string">
            <text:p>46B</text:p>
          </table:table-cell>
          <table:table-cell office:value-type="float" office:value="0.306683480453972">
            <text:p>0.3066834805</text:p>
          </table:table-cell>
          <table:table-cell office:value-type="float" office:value="0.401628222523745">
            <text:p>0.4016282225</text:p>
          </table:table-cell>
          <table:table-cell office:value-type="float" office:value="0.371925787429886">
            <text:p>0.3719257874</text:p>
          </table:table-cell>
          <table:table-cell table:formula="of:=AVERAGE([.B113:.D113])" office:value-type="float" office:value="0.360079163469201">
            <text:p>0.3600791635</text:p>
          </table:table-cell>
          <table:table-cell table:number-columns-repeated="3"/>
        </table:table-row>
        <table:table-row table:style-name="ro1">
          <table:table-cell office:value-type="string">
            <text:p>25B</text:p>
          </table:table-cell>
          <table:table-cell office:value-type="float" office:value="0.0349827081670657">
            <text:p>0.0349827082</text:p>
          </table:table-cell>
          <table:table-cell office:value-type="float" office:value="0.152384645211322">
            <text:p>0.1523846452</text:p>
          </table:table-cell>
          <table:table-cell office:value-type="float" office:value="0.949093713844967">
            <text:p>0.9490937138</text:p>
          </table:table-cell>
          <table:table-cell table:formula="of:=AVERAGE([.B114:.D114])" office:value-type="float" office:value="0.378820355741118">
            <text:p>0.3788203557</text:p>
          </table:table-cell>
          <table:table-cell table:number-columns-repeated="3"/>
        </table:table-row>
        <table:table-row table:style-name="ro1">
          <table:table-cell office:value-type="string">
            <text:p>06A</text:p>
          </table:table-cell>
          <table:table-cell office:value-type="float" office:value="0.341844467762621">
            <text:p>0.3418444678</text:p>
          </table:table-cell>
          <table:table-cell office:value-type="float" office:value="0.417313664596273">
            <text:p>0.4173136646</text:p>
          </table:table-cell>
          <table:table-cell office:value-type="float" office:value="0.389977810650888">
            <text:p>0.3899778107</text:p>
          </table:table-cell>
          <table:table-cell table:formula="of:=AVERAGE([.B115:.D115])" office:value-type="float" office:value="0.383045314336594">
            <text:p>0.3830453143</text:p>
          </table:table-cell>
          <table:table-cell table:number-columns-repeated="3"/>
        </table:table-row>
        <table:table-row table:style-name="ro1">
          <table:table-cell office:value-type="string">
            <text:p>19A</text:p>
          </table:table-cell>
          <table:table-cell office:value-type="float" office:value="0.158889923202234">
            <text:p>0.1588899232</text:p>
          </table:table-cell>
          <table:table-cell office:value-type="float" office:value="0.976469257310934">
            <text:p>0.9764692573</text:p>
          </table:table-cell>
          <table:table-cell office:value-type="float" office:value="0.0830251613371039">
            <text:p>0.0830251613</text:p>
          </table:table-cell>
          <table:table-cell table:formula="of:=AVERAGE([.B116:.D116])" office:value-type="float" office:value="0.406128113950091">
            <text:p>0.406128114</text:p>
          </table:table-cell>
          <table:table-cell table:number-columns-repeated="3"/>
        </table:table-row>
        <table:table-row table:style-name="ro1">
          <table:table-cell office:value-type="string">
            <text:p>07B</text:p>
          </table:table-cell>
          <table:table-cell office:value-type="float" office:value="0.403369888880819">
            <text:p>0.4033698889</text:p>
          </table:table-cell>
          <table:table-cell office:value-type="float" office:value="0.406836662985644">
            <text:p>0.406836663</text:p>
          </table:table-cell>
          <table:table-cell office:value-type="float" office:value="0.424096385542169">
            <text:p>0.4240963855</text:p>
          </table:table-cell>
          <table:table-cell table:formula="of:=AVERAGE([.B117:.D117])" office:value-type="float" office:value="0.411434312469544">
            <text:p>0.4114343125</text:p>
          </table:table-cell>
          <table:table-cell table:number-columns-repeated="3"/>
        </table:table-row>
        <table:table-row table:style-name="ro1">
          <table:table-cell office:value-type="string">
            <text:p>64B</text:p>
          </table:table-cell>
          <table:table-cell office:value-type="float" office:value="0.395987554983371">
            <text:p>0.395987555</text:p>
          </table:table-cell>
          <table:table-cell office:value-type="float" office:value="0.445042788561887">
            <text:p>0.4450427886</text:p>
          </table:table-cell>
          <table:table-cell office:value-type="float" office:value="0.472378122592715">
            <text:p>0.4723781226</text:p>
          </table:table-cell>
          <table:table-cell table:formula="of:=AVERAGE([.B118:.D118])" office:value-type="float" office:value="0.437802822045991">
            <text:p>0.437802822</text:p>
          </table:table-cell>
          <table:table-cell table:number-columns-repeated="3"/>
        </table:table-row>
        <table:table-row table:style-name="ro1">
          <table:table-cell office:value-type="string">
            <text:p>67B</text:p>
          </table:table-cell>
          <table:table-cell office:value-type="float" office:value="0.411434621492853">
            <text:p>0.4114346215</text:p>
          </table:table-cell>
          <table:table-cell office:value-type="float" office:value="0.518744142455483">
            <text:p>0.5187441425</text:p>
          </table:table-cell>
          <table:table-cell office:value-type="float" office:value="0.460323033707865">
            <text:p>0.4603230337</text:p>
          </table:table-cell>
          <table:table-cell table:formula="of:=AVERAGE([.B119:.D119])" office:value-type="float" office:value="0.463500599218734">
            <text:p>0.4635005992</text:p>
          </table:table-cell>
          <table:table-cell table:number-columns-repeated="3"/>
        </table:table-row>
        <table:table-row table:style-name="ro1">
          <table:table-cell office:value-type="string">
            <text:p>67A</text:p>
          </table:table-cell>
          <table:table-cell office:value-type="float" office:value="0.438657551274083">
            <text:p>0.4386575513</text:p>
          </table:table-cell>
          <table:table-cell office:value-type="float" office:value="0.56104049660065">
            <text:p>0.5610404966</text:p>
          </table:table-cell>
          <table:table-cell office:value-type="float" office:value="0.45177733065057">
            <text:p>0.4517773307</text:p>
          </table:table-cell>
          <table:table-cell table:formula="of:=AVERAGE([.B120:.D120])" office:value-type="float" office:value="0.483825126175101">
            <text:p>0.4838251262</text:p>
          </table:table-cell>
          <table:table-cell table:number-columns-repeated="3"/>
        </table:table-row>
        <table:table-row table:style-name="ro1">
          <table:table-cell office:value-type="string">
            <text:p>40A</text:p>
          </table:table-cell>
          <table:table-cell office:value-type="float" office:value="0.181472884574805">
            <text:p>0.1814728846</text:p>
          </table:table-cell>
          <table:table-cell office:value-type="float" office:value="0.971832129231269">
            <text:p>0.9718321292</text:p>
          </table:table-cell>
          <table:table-cell office:value-type="float" office:value="0.299114240290711">
            <text:p>0.2991142403</text:p>
          </table:table-cell>
          <table:table-cell table:formula="of:=AVERAGE([.B121:.D121])" office:value-type="float" office:value="0.484139751365595">
            <text:p>0.4841397514</text:p>
          </table:table-cell>
          <table:table-cell table:number-columns-repeated="3"/>
        </table:table-row>
        <table:table-row table:style-name="ro1">
          <table:table-cell office:value-type="string">
            <text:p>63B</text:p>
          </table:table-cell>
          <table:table-cell office:value-type="float" office:value="0.475354261305851">
            <text:p>0.4753542613</text:p>
          </table:table-cell>
          <table:table-cell office:value-type="float" office:value="0.530876272618148">
            <text:p>0.5308762726</text:p>
          </table:table-cell>
          <table:table-cell office:value-type="float" office:value="0.504221444940297">
            <text:p>0.5042214449</text:p>
          </table:table-cell>
          <table:table-cell table:formula="of:=AVERAGE([.B122:.D122])" office:value-type="float" office:value="0.503483992954765">
            <text:p>0.503483993</text:p>
          </table:table-cell>
          <table:table-cell table:number-columns-repeated="3"/>
        </table:table-row>
        <table:table-row table:style-name="ro1">
          <table:table-cell office:value-type="string">
            <text:p>66B</text:p>
          </table:table-cell>
          <table:table-cell office:value-type="float" office:value="0.462637264529953">
            <text:p>0.4626372645</text:p>
          </table:table-cell>
          <table:table-cell office:value-type="float" office:value="0.588846815834768">
            <text:p>0.5888468158</text:p>
          </table:table-cell>
          <table:table-cell office:value-type="float" office:value="0.533448986230077">
            <text:p>0.5334489862</text:p>
          </table:table-cell>
          <table:table-cell table:formula="of:=AVERAGE([.B123:.D123])" office:value-type="float" office:value="0.528311022198266">
            <text:p>0.5283110222</text:p>
          </table:table-cell>
          <table:table-cell table:number-columns-repeated="3"/>
        </table:table-row>
        <table:table-row table:style-name="ro1">
          <table:table-cell office:value-type="string">
            <text:p>60B</text:p>
          </table:table-cell>
          <table:table-cell office:value-type="float" office:value="0.486536405171576">
            <text:p>0.4865364052</text:p>
          </table:table-cell>
          <table:table-cell office:value-type="float" office:value="0.56774838992059">
            <text:p>0.5677483899</text:p>
          </table:table-cell>
          <table:table-cell office:value-type="float" office:value="0.545454545454545">
            <text:p>0.5454545455</text:p>
          </table:table-cell>
          <table:table-cell table:formula="of:=AVERAGE([.B124:.D124])" office:value-type="float" office:value="0.533246446848904">
            <text:p>0.5332464468</text:p>
          </table:table-cell>
          <table:table-cell table:number-columns-repeated="3"/>
        </table:table-row>
        <table:table-row table:style-name="ro1">
          <table:table-cell office:value-type="string">
            <text:p>65B</text:p>
          </table:table-cell>
          <table:table-cell office:value-type="float" office:value="0.482774252039891">
            <text:p>0.482774252</text:p>
          </table:table-cell>
          <table:table-cell office:value-type="float" office:value="0.563491124260355">
            <text:p>0.5634911243</text:p>
          </table:table-cell>
          <table:table-cell office:value-type="float" office:value="0.556327857013901">
            <text:p>0.556327857</text:p>
          </table:table-cell>
          <table:table-cell table:formula="of:=AVERAGE([.B125:.D125])" office:value-type="float" office:value="0.534197744438049">
            <text:p>0.5341977444</text:p>
          </table:table-cell>
          <table:table-cell table:number-columns-repeated="3"/>
        </table:table-row>
        <table:table-row table:style-name="ro1">
          <table:table-cell office:value-type="string">
            <text:p>59B</text:p>
          </table:table-cell>
          <table:table-cell office:value-type="float" office:value="0.563088512241055">
            <text:p>0.5630885122</text:p>
          </table:table-cell>
          <table:table-cell office:value-type="float" office:value="0.534525696173874">
            <text:p>0.5345256962</text:p>
          </table:table-cell>
          <table:table-cell office:value-type="float" office:value="0.566783752139062">
            <text:p>0.5667837521</text:p>
          </table:table-cell>
          <table:table-cell table:formula="of:=AVERAGE([.B126:.D126])" office:value-type="float" office:value="0.554799320184663">
            <text:p>0.5547993202</text:p>
          </table:table-cell>
          <table:table-cell table:number-columns-repeated="3"/>
        </table:table-row>
        <table:table-row table:style-name="ro1">
          <table:table-cell office:value-type="string">
            <text:p>64A</text:p>
          </table:table-cell>
          <table:table-cell office:value-type="float" office:value="0.588547520919196">
            <text:p>0.5885475209</text:p>
          </table:table-cell>
          <table:table-cell office:value-type="float" office:value="0.578428773418169">
            <text:p>0.5784287734</text:p>
          </table:table-cell>
          <table:table-cell office:value-type="float" office:value="0.626900584795322">
            <text:p>0.6269005848</text:p>
          </table:table-cell>
          <table:table-cell table:formula="of:=AVERAGE([.B127:.D127])" office:value-type="float" office:value="0.597958959710895">
            <text:p>0.5979589597</text:p>
          </table:table-cell>
          <table:table-cell table:number-columns-repeated="3"/>
        </table:table-row>
        <table:table-row table:style-name="ro1">
          <table:table-cell office:value-type="string">
            <text:p>61A</text:p>
          </table:table-cell>
          <table:table-cell office:value-type="float" office:value="0.587828047013363">
            <text:p>0.587828047</text:p>
          </table:table-cell>
          <table:table-cell office:value-type="float" office:value="0.606911182734283">
            <text:p>0.6069111827</text:p>
          </table:table-cell>
          <table:table-cell office:value-type="float" office:value="0.618326241134752">
            <text:p>0.6183262411</text:p>
          </table:table-cell>
          <table:table-cell table:formula="of:=AVERAGE([.B128:.D128])" office:value-type="float" office:value="0.604355156960799">
            <text:p>0.604355157</text:p>
          </table:table-cell>
          <table:table-cell table:number-columns-repeated="3"/>
        </table:table-row>
        <table:table-row table:style-name="ro1">
          <table:table-cell office:value-type="string">
            <text:p>61B</text:p>
          </table:table-cell>
          <table:table-cell office:value-type="float" office:value="0.562979571499751">
            <text:p>0.5629795715</text:p>
          </table:table-cell>
          <table:table-cell office:value-type="float" office:value="0.630563798219585">
            <text:p>0.6305637982</text:p>
          </table:table-cell>
          <table:table-cell office:value-type="float" office:value="0.620195475510652">
            <text:p>0.6201954755</text:p>
          </table:table-cell>
          <table:table-cell table:formula="of:=AVERAGE([.B129:.D129])" office:value-type="float" office:value="0.604579615076663">
            <text:p>0.6045796151</text:p>
          </table:table-cell>
          <table:table-cell table:number-columns-repeated="3"/>
        </table:table-row>
        <table:table-row table:style-name="ro1">
          <table:table-cell office:value-type="string">
            <text:p>60A</text:p>
          </table:table-cell>
          <table:table-cell office:value-type="float" office:value="0.57386404165775">
            <text:p>0.5738640417</text:p>
          </table:table-cell>
          <table:table-cell office:value-type="float" office:value="0.641366041366041">
            <text:p>0.6413660414</text:p>
          </table:table-cell>
          <table:table-cell office:value-type="float" office:value="0.651813110181311">
            <text:p>0.6518131102</text:p>
          </table:table-cell>
          <table:table-cell table:formula="of:=AVERAGE([.B130:.D130])" office:value-type="float" office:value="0.622347731068367">
            <text:p>0.6223477311</text:p>
          </table:table-cell>
          <table:table-cell table:number-columns-repeated="3"/>
        </table:table-row>
        <table:table-row table:style-name="ro1">
          <table:table-cell office:value-type="string">
            <text:p>65A</text:p>
          </table:table-cell>
          <table:table-cell office:value-type="float" office:value="0.622131376010406">
            <text:p>0.622131376</text:p>
          </table:table-cell>
          <table:table-cell office:value-type="float" office:value="0.692077632834871">
            <text:p>0.6920776328</text:p>
          </table:table-cell>
          <table:table-cell office:value-type="float" office:value="0.56608639587363">
            <text:p>0.5660863959</text:p>
          </table:table-cell>
          <table:table-cell table:formula="of:=AVERAGE([.B131:.D131])" office:value-type="float" office:value="0.626765134906302">
            <text:p>0.6267651349</text:p>
          </table:table-cell>
          <table:table-cell table:number-columns-repeated="3"/>
        </table:table-row>
        <table:table-row table:style-name="ro1">
          <table:table-cell office:value-type="string">
            <text:p>59A</text:p>
          </table:table-cell>
          <table:table-cell office:value-type="float" office:value="0.589429175475687">
            <text:p>0.5894291755</text:p>
          </table:table-cell>
          <table:table-cell office:value-type="float" office:value="0.685563612392881">
            <text:p>0.6855636124</text:p>
          </table:table-cell>
          <table:table-cell office:value-type="float" office:value="0.647465181058496">
            <text:p>0.6474651811</text:p>
          </table:table-cell>
          <table:table-cell table:formula="of:=AVERAGE([.B132:.D132])" office:value-type="float" office:value="0.640819322975688">
            <text:p>0.640819323</text:p>
          </table:table-cell>
          <table:table-cell table:number-columns-repeated="3"/>
        </table:table-row>
        <table:table-row table:style-name="ro1">
          <table:table-cell office:value-type="string">
            <text:p>63A</text:p>
          </table:table-cell>
          <table:table-cell office:value-type="float" office:value="0.686639231824417">
            <text:p>0.6866392318</text:p>
          </table:table-cell>
          <table:table-cell office:value-type="float" office:value="0.711476690684955">
            <text:p>0.7114766907</text:p>
          </table:table-cell>
          <table:table-cell office:value-type="float" office:value="0.732267157567738">
            <text:p>0.7322671576</text:p>
          </table:table-cell>
          <table:table-cell table:formula="of:=AVERAGE([.B133:.D133])" office:value-type="float" office:value="0.710127693359037">
            <text:p>0.7101276934</text:p>
          </table:table-cell>
          <table:table-cell table:number-columns-repeated="3"/>
        </table:table-row>
        <table:table-row table:style-name="ro1">
          <table:table-cell office:value-type="string">
            <text:p>62A</text:p>
          </table:table-cell>
          <table:table-cell office:value-type="float" office:value="0.687962846742814">
            <text:p>0.6879628467</text:p>
          </table:table-cell>
          <table:table-cell office:value-type="float" office:value="0.795957311470775">
            <text:p>0.7959573115</text:p>
          </table:table-cell>
          <table:table-cell office:value-type="float" office:value="0.740804953560371">
            <text:p>0.7408049536</text:p>
          </table:table-cell>
          <table:table-cell table:formula="of:=AVERAGE([.B134:.D134])" office:value-type="float" office:value="0.741575037257987">
            <text:p>0.7415750373</text:p>
          </table:table-cell>
          <table:table-cell table:number-columns-repeated="3"/>
        </table:table-row>
        <table:table-row table:style-name="ro1">
          <table:table-cell office:value-type="string">
            <text:p>62B</text:p>
          </table:table-cell>
          <table:table-cell office:value-type="float" office:value="0.754983455734001">
            <text:p>0.7549834557</text:p>
          </table:table-cell>
          <table:table-cell office:value-type="float" office:value="0.776287203997393">
            <text:p>0.776287204</text:p>
          </table:table-cell>
          <table:table-cell office:value-type="float" office:value="0.777323563440031">
            <text:p>0.7773235634</text:p>
          </table:table-cell>
          <table:table-cell table:formula="of:=AVERAGE([.B135:.D135])" office:value-type="float" office:value="0.769531407723808">
            <text:p>0.7695314077</text:p>
          </table:table-cell>
          <table:table-cell table:number-columns-repeated="3"/>
        </table:table-row>
      </table:table>
      <table:table table:name="SENATE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District</text:p>
          </table:table-cell>
          <table:table-cell office:value-type="string">
            <text:p>Margin06</text:p>
          </table:table-cell>
          <table:table-cell office:value-type="string">
            <text:p>Margin10</text:p>
          </table:table-cell>
          <table:table-cell office:value-type="string">
            <text:p>Margin12</text:p>
          </table:table-cell>
          <table:table-cell office:value-type="string">
            <text:p>AVG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0.926185417890883">
            <text:p>-0.9261854179</text:p>
          </table:table-cell>
          <table:table-cell office:value-type="float" office:value="-0.394456059404513">
            <text:p>-0.3944560594</text:p>
          </table:table-cell>
          <table:table-cell office:value-type="float" office:value="-0.103605388272583">
            <text:p>-0.1036053883</text:p>
          </table:table-cell>
          <table:table-cell table:formula="of:=AVERAGE([.B2:.D2])" office:value-type="float" office:value="-0.474748955189326">
            <text:p>-0.474748955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200227790432802">
            <text:p>-0.2002277904</text:p>
          </table:table-cell>
          <table:table-cell office:value-type="float" office:value="-0.801550071384866">
            <text:p>-0.8015500714</text:p>
          </table:table-cell>
          <table:table-cell office:value-type="float" office:value="-0.280316910126269">
            <text:p>-0.2803169101</text:p>
          </table:table-cell>
          <table:table-cell table:formula="of:=AVERAGE([.B3:.D3])" office:value-type="float" office:value="-0.427364923981312">
            <text:p>-0.42736492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0.1463474524248">
            <text:p>-0.1463474524</text:p>
          </table:table-cell>
          <table:table-cell office:value-type="float" office:value="-0.970985707053005">
            <text:p>-0.9709857071</text:p>
          </table:table-cell>
          <table:table-cell office:value-type="float" office:value="-0.142147775423729">
            <text:p>-0.1421477754</text:p>
          </table:table-cell>
          <table:table-cell table:formula="of:=AVERAGE([.B4:.D4])" office:value-type="float" office:value="-0.419826978300511">
            <text:p>-0.419826978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0.239450467687075">
            <text:p>-0.2394504677</text:p>
          </table:table-cell>
          <table:table-cell office:value-type="float" office:value="-0.426437200437257">
            <text:p>-0.4264372004</text:p>
          </table:table-cell>
          <table:table-cell office:value-type="float" office:value="-0.180716345551051">
            <text:p>-0.1807163456</text:p>
          </table:table-cell>
          <table:table-cell table:formula="of:=AVERAGE([.B5:.D5])" office:value-type="float" office:value="-0.282201337891794">
            <text:p>-0.282201337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0.20194374057799">
            <text:p>-0.2019437406</text:p>
          </table:table-cell>
          <table:table-cell office:value-type="float" office:value="-0.339640083816098">
            <text:p>-0.3396400838</text:p>
          </table:table-cell>
          <table:table-cell office:value-type="float" office:value="-0.2780885671305">
            <text:p>-0.2780885671</text:p>
          </table:table-cell>
          <table:table-cell table:formula="of:=AVERAGE([.B6:.D6])" office:value-type="float" office:value="-0.273224130508196">
            <text:p>-0.27322413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188124568479959">
            <text:p>-0.1881245685</text:p>
          </table:table-cell>
          <table:table-cell office:value-type="float" office:value="-0.339464767305166">
            <text:p>-0.3394647673</text:p>
          </table:table-cell>
          <table:table-cell office:value-type="float" office:value="-0.24957908289591">
            <text:p>-0.2495790829</text:p>
          </table:table-cell>
          <table:table-cell table:formula="of:=AVERAGE([.B7:.D7])" office:value-type="float" office:value="-0.259056139560345">
            <text:p>-0.259056139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18678425694353">
            <text:p>-0.1867842569</text:p>
          </table:table-cell>
          <table:table-cell office:value-type="float" office:value="-0.323257491312045">
            <text:p>-0.3232574913</text:p>
          </table:table-cell>
          <table:table-cell office:value-type="float" office:value="-0.213183279742765">
            <text:p>-0.2131832797</text:p>
          </table:table-cell>
          <table:table-cell table:formula="of:=AVERAGE([.B8:.D8])" office:value-type="float" office:value="-0.24107500933278">
            <text:p>-0.241075009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16379477877826">
            <text:p>-0.1637947788</text:p>
          </table:table-cell>
          <table:table-cell office:value-type="float" office:value="-0.269424625253649">
            <text:p>-0.2694246253</text:p>
          </table:table-cell>
          <table:table-cell office:value-type="float" office:value="-0.272156690355826">
            <text:p>-0.2721566904</text:p>
          </table:table-cell>
          <table:table-cell table:formula="of:=AVERAGE([.B9:.D9])" office:value-type="float" office:value="-0.235125364795912">
            <text:p>-0.23512536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220342956661531">
            <text:p>-0.2203429567</text:p>
          </table:table-cell>
          <table:table-cell office:value-type="float" office:value="-0.312518783183624">
            <text:p>-0.3125187832</text:p>
          </table:table-cell>
          <table:table-cell office:value-type="float" office:value="-0.0758889852558543">
            <text:p>-0.0758889853</text:p>
          </table:table-cell>
          <table:table-cell table:formula="of:=AVERAGE([.B10:.D10])" office:value-type="float" office:value="-0.202916908367003">
            <text:p>-0.202916908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236691462332017">
            <text:p>-0.2366914623</text:p>
          </table:table-cell>
          <table:table-cell office:value-type="float" office:value="-0.193059210526316">
            <text:p>-0.1930592105</text:p>
          </table:table-cell>
          <table:table-cell office:value-type="float" office:value="-0.16437649849184">
            <text:p>-0.1643764985</text:p>
          </table:table-cell>
          <table:table-cell table:formula="of:=AVERAGE([.B11:.D11])" office:value-type="float" office:value="-0.198042390450058">
            <text:p>-0.19804239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0.30873940456804">
            <text:p>-0.3087394046</text:p>
          </table:table-cell>
          <table:table-cell office:value-type="float" office:value="-0.202691908299385">
            <text:p>-0.2026919083</text:p>
          </table:table-cell>
          <table:table-cell office:value-type="float" office:value="-0.0801474869008345">
            <text:p>-0.0801474869</text:p>
          </table:table-cell>
          <table:table-cell table:formula="of:=AVERAGE([.B12:.D12])" office:value-type="float" office:value="-0.197192933256087">
            <text:p>-0.197192933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0.150853113391677">
            <text:p>-0.1508531134</text:p>
          </table:table-cell>
          <table:table-cell office:value-type="float" office:value="-0.263538677574943">
            <text:p>-0.2635386776</text:p>
          </table:table-cell>
          <table:table-cell office:value-type="float" office:value="-0.153255880665519">
            <text:p>-0.1532558807</text:p>
          </table:table-cell>
          <table:table-cell table:formula="of:=AVERAGE([.B13:.D13])" office:value-type="float" office:value="-0.189215890544046">
            <text:p>-0.189215890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0.0979145235200598">
            <text:p>-0.0979145235</text:p>
          </table:table-cell>
          <table:table-cell office:value-type="float" office:value="-0.275149019848829">
            <text:p>-0.2751490198</text:p>
          </table:table-cell>
          <table:table-cell office:value-type="float" office:value="-0.173984047714847">
            <text:p>-0.1739840477</text:p>
          </table:table-cell>
          <table:table-cell table:formula="of:=AVERAGE([.B14:.D14])" office:value-type="float" office:value="-0.182349197027912">
            <text:p>-0.18234919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121295983800202">
            <text:p>-0.1212959838</text:p>
          </table:table-cell>
          <table:table-cell office:value-type="float" office:value="-0.131738940579759">
            <text:p>-0.1317389406</text:p>
          </table:table-cell>
          <table:table-cell office:value-type="float" office:value="-0.132359770886011">
            <text:p>-0.1323597709</text:p>
          </table:table-cell>
          <table:table-cell table:formula="of:=AVERAGE([.B15:.D15])" office:value-type="float" office:value="-0.128464898421991">
            <text:p>-0.12846489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340468283425893">
            <text:p>0.0340468283</text:p>
          </table:table-cell>
          <table:table-cell office:value-type="float" office:value="-0.180109990834097">
            <text:p>-0.1801099908</text:p>
          </table:table-cell>
          <table:table-cell office:value-type="float" office:value="-0.230557785399791">
            <text:p>-0.2305577854</text:p>
          </table:table-cell>
          <table:table-cell table:formula="of:=AVERAGE([.B16:.D16])" office:value-type="float" office:value="-0.125540315963766">
            <text:p>-0.12554031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0.0655987548234378">
            <text:p>-0.0655987548</text:p>
          </table:table-cell>
          <table:table-cell office:value-type="float" office:value="-0.221678187403994">
            <text:p>-0.2216781874</text:p>
          </table:table-cell>
          <table:table-cell office:value-type="float" office:value="-0.0858138212152811">
            <text:p>-0.0858138212</text:p>
          </table:table-cell>
          <table:table-cell table:formula="of:=AVERAGE([.B17:.D17])" office:value-type="float" office:value="-0.124363587814238">
            <text:p>-0.124363587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110982108302819">
            <text:p>-0.1109821083</text:p>
          </table:table-cell>
          <table:table-cell office:value-type="float" office:value="-0.149640052356021">
            <text:p>-0.1496400524</text:p>
          </table:table-cell>
          <table:table-cell office:value-type="float" office:value="-0.0614721905485874">
            <text:p>-0.0614721905</text:p>
          </table:table-cell>
          <table:table-cell table:formula="of:=AVERAGE([.B18:.D18])" office:value-type="float" office:value="-0.107364783735809">
            <text:p>-0.107364783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0.249834587203176">
            <text:p>-0.2498345872</text:p>
          </table:table-cell>
          <table:table-cell office:value-type="float" office:value="-0.126125">
            <text:p>-0.126125</text:p>
          </table:table-cell>
          <table:table-cell office:value-type="float" office:value="0.0558475174523492">
            <text:p>0.0558475175</text:p>
          </table:table-cell>
          <table:table-cell table:formula="of:=AVERAGE([.B19:.D19])" office:value-type="float" office:value="-0.106704023250276">
            <text:p>-0.10670402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00607593375073245">
            <text:p>-0.0060759338</text:p>
          </table:table-cell>
          <table:table-cell office:value-type="float" office:value="-0.202308326463314">
            <text:p>-0.2023083265</text:p>
          </table:table-cell>
          <table:table-cell office:value-type="float" office:value="-0.0742231398478949">
            <text:p>-0.0742231398</text:p>
          </table:table-cell>
          <table:table-cell table:formula="of:=AVERAGE([.B20:.D20])" office:value-type="float" office:value="-0.0942024666873138">
            <text:p>-0.09420246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0172646965729577">
            <text:p>-0.0172646966</text:p>
          </table:table-cell>
          <table:table-cell office:value-type="float" office:value="-0.197319873668054">
            <text:p>-0.1973198737</text:p>
          </table:table-cell>
          <table:table-cell office:value-type="float" office:value="-0.0581384515047051">
            <text:p>-0.0581384515</text:p>
          </table:table-cell>
          <table:table-cell table:formula="of:=AVERAGE([.B21:.D21])" office:value-type="float" office:value="-0.0909076739152389">
            <text:p>-0.090907673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0.00869409339428157">
            <text:p>-0.0086940934</text:p>
          </table:table-cell>
          <table:table-cell office:value-type="float" office:value="-0.14080289373814">
            <text:p>-0.1408028937</text:p>
          </table:table-cell>
          <table:table-cell office:value-type="float" office:value="-0.0663195763412509">
            <text:p>-0.0663195763</text:p>
          </table:table-cell>
          <table:table-cell table:formula="of:=AVERAGE([.B22:.D22])" office:value-type="float" office:value="-0.0719388544912243">
            <text:p>-0.071938854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0.0476842220518997">
            <text:p>-0.0476842221</text:p>
          </table:table-cell>
          <table:table-cell office:value-type="float" office:value="-0.131147540983606">
            <text:p>-0.131147541</text:p>
          </table:table-cell>
          <table:table-cell office:value-type="float" office:value="-0.0274899967557046">
            <text:p>-0.0274899968</text:p>
          </table:table-cell>
          <table:table-cell table:formula="of:=AVERAGE([.B23:.D23])" office:value-type="float" office:value="-0.0687739199304036">
            <text:p>-0.068773919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0.0828929155656223">
            <text:p>-0.0828929156</text:p>
          </table:table-cell>
          <table:table-cell office:value-type="float" office:value="-0.195957082879801">
            <text:p>-0.1959570829</text:p>
          </table:table-cell>
          <table:table-cell office:value-type="float" office:value="0.0835653965450882">
            <text:p>0.0835653965</text:p>
          </table:table-cell>
          <table:table-cell table:formula="of:=AVERAGE([.B24:.D24])" office:value-type="float" office:value="-0.0650948673001117">
            <text:p>-0.06509486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052364864864865">
            <text:p>-0.0052364865</text:p>
          </table:table-cell>
          <table:table-cell office:value-type="float" office:value="-0.0951191167925625">
            <text:p>-0.0951191168</text:p>
          </table:table-cell>
          <table:table-cell office:value-type="float" office:value="-0.079183172986229">
            <text:p>-0.079183173</text:p>
          </table:table-cell>
          <table:table-cell table:formula="of:=AVERAGE([.B25:.D25])" office:value-type="float" office:value="-0.0598462587550927">
            <text:p>-0.059846258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227884210185095">
            <text:p>0.022788421</text:p>
          </table:table-cell>
          <table:table-cell office:value-type="float" office:value="-0.111024286562686">
            <text:p>-0.1110242866</text:p>
          </table:table-cell>
          <table:table-cell office:value-type="float" office:value="-0.0866009438391026">
            <text:p>-0.0866009438</text:p>
          </table:table-cell>
          <table:table-cell table:formula="of:=AVERAGE([.B26:.D26])" office:value-type="float" office:value="-0.0582789364610929">
            <text:p>-0.058278936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10325271059216">
            <text:p>-0.1032527106</text:p>
          </table:table-cell>
          <table:table-cell office:value-type="float" office:value="-0.100715407433258">
            <text:p>-0.1007154074</text:p>
          </table:table-cell>
          <table:table-cell office:value-type="float" office:value="0.0536124166575582">
            <text:p>0.0536124167</text:p>
          </table:table-cell>
          <table:table-cell table:formula="of:=AVERAGE([.B27:.D27])" office:value-type="float" office:value="-0.0501185671226199">
            <text:p>-0.050118567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5">
            <text:p>0.05</text:p>
          </table:table-cell>
          <table:table-cell office:value-type="float" office:value="-0.0860846668017015">
            <text:p>-0.0860846668</text:p>
          </table:table-cell>
          <table:table-cell office:value-type="float" office:value="-0.114197916406426">
            <text:p>-0.1141979164</text:p>
          </table:table-cell>
          <table:table-cell table:formula="of:=AVERAGE([.B28:.D28])" office:value-type="float" office:value="-0.050094194402709">
            <text:p>-0.05009419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901846577271419">
            <text:p>-0.0901846577</text:p>
          </table:table-cell>
          <table:table-cell office:value-type="float" office:value="-0.0454948675706501">
            <text:p>-0.0454948676</text:p>
          </table:table-cell>
          <table:table-cell office:value-type="float" office:value="0.00172179648850523">
            <text:p>0.0017217965</text:p>
          </table:table-cell>
          <table:table-cell table:formula="of:=AVERAGE([.B29:.D29])" office:value-type="float" office:value="-0.0446525762697623">
            <text:p>-0.044652576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260986426555571">
            <text:p>0.0260986427</text:p>
          </table:table-cell>
          <table:table-cell office:value-type="float" office:value="-0.110957904128478">
            <text:p>-0.1109579041</text:p>
          </table:table-cell>
          <table:table-cell office:value-type="float" office:value="-0.0136577130365143">
            <text:p>-0.013657713</text:p>
          </table:table-cell>
          <table:table-cell table:formula="of:=AVERAGE([.B30:.D30])" office:value-type="float" office:value="-0.0328389915031449">
            <text:p>-0.03283899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27875466698784">
            <text:p>0.1278754667</text:p>
          </table:table-cell>
          <table:table-cell office:value-type="float" office:value="-0.169936708860759">
            <text:p>-0.1699367089</text:p>
          </table:table-cell>
          <table:table-cell office:value-type="float" office:value="-0.0564311545312247">
            <text:p>-0.0564311545</text:p>
          </table:table-cell>
          <table:table-cell table:formula="of:=AVERAGE([.B31:.D31])" office:value-type="float" office:value="-0.0328307988977335">
            <text:p>-0.032830798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07382347610705">
            <text:p>0.1073823476</text:p>
          </table:table-cell>
          <table:table-cell office:value-type="float" office:value="-0.0253766320723133">
            <text:p>-0.0253766321</text:p>
          </table:table-cell>
          <table:table-cell office:value-type="float" office:value="-0.143739347380382">
            <text:p>-0.1437393474</text:p>
          </table:table-cell>
          <table:table-cell table:formula="of:=AVERAGE([.B32:.D32])" office:value-type="float" office:value="-0.0205778772806634">
            <text:p>-0.020577877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715349258755749">
            <text:p>0.0071534926</text:p>
          </table:table-cell>
          <table:table-cell office:value-type="float" office:value="-0.0632080895532484">
            <text:p>-0.0632080896</text:p>
          </table:table-cell>
          <table:table-cell office:value-type="float" office:value="0.0639280331124243">
            <text:p>0.0639280331</text:p>
          </table:table-cell>
          <table:table-cell table:formula="of:=AVERAGE([.B33:.D33])" office:value-type="float" office:value="0.00262447871557782">
            <text:p>0.002624478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803378278263446">
            <text:p>0.0803378278</text:p>
          </table:table-cell>
          <table:table-cell office:value-type="float" office:value="-0.110402401275678">
            <text:p>-0.1104024013</text:p>
          </table:table-cell>
          <table:table-cell office:value-type="float" office:value="0.0499796830556685">
            <text:p>0.0499796831</text:p>
          </table:table-cell>
          <table:table-cell table:formula="of:=AVERAGE([.B34:.D34])" office:value-type="float" office:value="0.00663836986877849">
            <text:p>0.006638369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27957456045149">
            <text:p>0.127957456</text:p>
          </table:table-cell>
          <table:table-cell office:value-type="float" office:value="-0.0212701878552874">
            <text:p>-0.0212701879</text:p>
          </table:table-cell>
          <table:table-cell office:value-type="float" office:value="-0.0519765739385066">
            <text:p>-0.0519765739</text:p>
          </table:table-cell>
          <table:table-cell table:formula="of:=AVERAGE([.B35:.D35])" office:value-type="float" office:value="0.0182368980837849">
            <text:p>0.018236898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0.0102957954197623">
            <text:p>-0.0102957954</text:p>
          </table:table-cell>
          <table:table-cell office:value-type="float" office:value="-0.032529736925882">
            <text:p>-0.0325297369</text:p>
          </table:table-cell>
          <table:table-cell office:value-type="float" office:value="0.117742398752616">
            <text:p>0.1177423988</text:p>
          </table:table-cell>
          <table:table-cell table:formula="of:=AVERAGE([.B36:.D36])" office:value-type="float" office:value="0.0249722888023238">
            <text:p>0.024972288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920600187558612">
            <text:p>0.0920600188</text:p>
          </table:table-cell>
          <table:table-cell office:value-type="float" office:value="-0.0603621100112767">
            <text:p>-0.06036211</text:p>
          </table:table-cell>
          <table:table-cell office:value-type="float" office:value="0.0665422305179654">
            <text:p>0.0665422305</text:p>
          </table:table-cell>
          <table:table-cell table:formula="of:=AVERAGE([.B37:.D37])" office:value-type="float" office:value="0.0327467130875166">
            <text:p>0.032746713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731920164400529">
            <text:p>0.0731920164</text:p>
          </table:table-cell>
          <table:table-cell office:value-type="float" office:value="-0.0343605681257079">
            <text:p>-0.0343605681</text:p>
          </table:table-cell>
          <table:table-cell office:value-type="float" office:value="0.0636407939039518">
            <text:p>0.0636407939</text:p>
          </table:table-cell>
          <table:table-cell table:formula="of:=AVERAGE([.B38:.D38])" office:value-type="float" office:value="0.0341574140727656">
            <text:p>0.034157414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978665225271056">
            <text:p>0.0978665225</text:p>
          </table:table-cell>
          <table:table-cell office:value-type="float" office:value="-0.0113315336807082">
            <text:p>-0.0113315337</text:p>
          </table:table-cell>
          <table:table-cell office:value-type="float" office:value="0.0440254450597226">
            <text:p>0.0440254451</text:p>
          </table:table-cell>
          <table:table-cell table:formula="of:=AVERAGE([.B39:.D39])" office:value-type="float" office:value="0.0435201446353733">
            <text:p>0.04352014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89728431553667">
            <text:p>0.1897284316</text:p>
          </table:table-cell>
          <table:table-cell office:value-type="float" office:value="0.0433118266292101">
            <text:p>0.0433118266</text:p>
          </table:table-cell>
          <table:table-cell office:value-type="float" office:value="0.0476307450440934">
            <text:p>0.047630745</text:p>
          </table:table-cell>
          <table:table-cell table:formula="of:=AVERAGE([.B40:.D40])" office:value-type="float" office:value="0.0935570010756569">
            <text:p>0.093557001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50707275984705">
            <text:p>0.150707276</text:p>
          </table:table-cell>
          <table:table-cell office:value-type="float" office:value="0.0197392607675122">
            <text:p>0.0197392608</text:p>
          </table:table-cell>
          <table:table-cell office:value-type="float" office:value="0.112996679759554">
            <text:p>0.1129966798</text:p>
          </table:table-cell>
          <table:table-cell table:formula="of:=AVERAGE([.B41:.D41])" office:value-type="float" office:value="0.0944810721705903">
            <text:p>0.09448107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83520712748871">
            <text:p>0.1835207127</text:p>
          </table:table-cell>
          <table:table-cell office:value-type="float" office:value="0.00251787379546153">
            <text:p>0.0025178738</text:p>
          </table:table-cell>
          <table:table-cell office:value-type="float" office:value="0.0993028659953524">
            <text:p>0.099302866</text:p>
          </table:table-cell>
          <table:table-cell table:formula="of:=AVERAGE([.B42:.D42])" office:value-type="float" office:value="0.0951138175132284">
            <text:p>0.095113817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83172809508475">
            <text:p>0.1831728095</text:p>
          </table:table-cell>
          <table:table-cell office:value-type="float" office:value="0.0442754228117367">
            <text:p>0.0442754228</text:p>
          </table:table-cell>
          <table:table-cell office:value-type="float" office:value="0.10944266495836">
            <text:p>0.109442665</text:p>
          </table:table-cell>
          <table:table-cell table:formula="of:=AVERAGE([.B43:.D43])" office:value-type="float" office:value="0.112296965759524">
            <text:p>0.112296965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03750265063161">
            <text:p>0.2037502651</text:p>
          </table:table-cell>
          <table:table-cell office:value-type="float" office:value="0.0976528820054288">
            <text:p>0.097652882</text:p>
          </table:table-cell>
          <table:table-cell office:value-type="float" office:value="0.219044641139119">
            <text:p>0.2190446411</text:p>
          </table:table-cell>
          <table:table-cell table:formula="of:=AVERAGE([.B44:.D44])" office:value-type="float" office:value="0.173482596069236">
            <text:p>0.17348259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89970086222066">
            <text:p>0.3899700862</text:p>
          </table:table-cell>
          <table:table-cell office:value-type="float" office:value="0.090107886339462">
            <text:p>0.0901078863</text:p>
          </table:table-cell>
          <table:table-cell office:value-type="float" office:value="0.0447466722786342">
            <text:p>0.0447466723</text:p>
          </table:table-cell>
          <table:table-cell table:formula="of:=AVERAGE([.B45:.D45])" office:value-type="float" office:value="0.174941548280054">
            <text:p>0.174941548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30111313753852">
            <text:p>0.3011131375</text:p>
          </table:table-cell>
          <table:table-cell office:value-type="float" office:value="0.0205663866091413">
            <text:p>0.0205663866</text:p>
          </table:table-cell>
          <table:table-cell office:value-type="float" office:value="0.27747057989508">
            <text:p>0.2774705799</text:p>
          </table:table-cell>
          <table:table-cell table:formula="of:=AVERAGE([.B46:.D46])" office:value-type="float" office:value="0.19971670134758">
            <text:p>0.19971670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868875939972">
            <text:p>0.186887594</text:p>
          </table:table-cell>
          <table:table-cell office:value-type="float" office:value="0.126952598976569">
            <text:p>0.126952599</text:p>
          </table:table-cell>
          <table:table-cell office:value-type="float" office:value="0.285906500633179">
            <text:p>0.2859065006</text:p>
          </table:table-cell>
          <table:table-cell table:formula="of:=AVERAGE([.B47:.D47])" office:value-type="float" office:value="0.199915564535649">
            <text:p>0.199915564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87310336652442">
            <text:p>0.2873103367</text:p>
          </table:table-cell>
          <table:table-cell office:value-type="float" office:value="0.100460858989951">
            <text:p>0.100460859</text:p>
          </table:table-cell>
          <table:table-cell office:value-type="float" office:value="0.247197804753267">
            <text:p>0.2471978048</text:p>
          </table:table-cell>
          <table:table-cell table:formula="of:=AVERAGE([.B48:.D48])" office:value-type="float" office:value="0.21165633346522">
            <text:p>0.211656333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81054356093851">
            <text:p>0.2810543561</text:p>
          </table:table-cell>
          <table:table-cell office:value-type="float" office:value="0.126594853009655">
            <text:p>0.126594853</text:p>
          </table:table-cell>
          <table:table-cell office:value-type="float" office:value="0.242235315611583">
            <text:p>0.2422353156</text:p>
          </table:table-cell>
          <table:table-cell table:formula="of:=AVERAGE([.B49:.D49])" office:value-type="float" office:value="0.216628174905029">
            <text:p>0.216628174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29084614407318">
            <text:p>0.2908461441</text:p>
          </table:table-cell>
          <table:table-cell office:value-type="float" office:value="0.148499899322102">
            <text:p>0.1484998993</text:p>
          </table:table-cell>
          <table:table-cell office:value-type="float" office:value="0.258709128479397">
            <text:p>0.2587091285</text:p>
          </table:table-cell>
          <table:table-cell table:formula="of:=AVERAGE([.B50:.D50])" office:value-type="float" office:value="0.23268505729156">
            <text:p>0.232685057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283709474166571">
            <text:p>0.2837094742</text:p>
          </table:table-cell>
          <table:table-cell office:value-type="float" office:value="0.178435084887799">
            <text:p>0.1784350849</text:p>
          </table:table-cell>
          <table:table-cell office:value-type="float" office:value="0.310522341958954">
            <text:p>0.310522342</text:p>
          </table:table-cell>
          <table:table-cell table:formula="of:=AVERAGE([.B51:.D51])" office:value-type="float" office:value="0.257555633671108">
            <text:p>0.257555633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15866042902784">
            <text:p>0.3158660429</text:p>
          </table:table-cell>
          <table:table-cell office:value-type="float" office:value="0.156877873147523">
            <text:p>0.1568778731</text:p>
          </table:table-cell>
          <table:table-cell office:value-type="float" office:value="0.365294691947999">
            <text:p>0.3652946919</text:p>
          </table:table-cell>
          <table:table-cell table:formula="of:=AVERAGE([.B52:.D52])" office:value-type="float" office:value="0.279346202666102">
            <text:p>0.279346202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331739390316796">
            <text:p>0.3317393903</text:p>
          </table:table-cell>
          <table:table-cell office:value-type="float" office:value="0.277215666946917">
            <text:p>0.2772156669</text:p>
          </table:table-cell>
          <table:table-cell office:value-type="float" office:value="0.338551024074739">
            <text:p>0.3385510241</text:p>
          </table:table-cell>
          <table:table-cell table:formula="of:=AVERAGE([.B53:.D53])" office:value-type="float" office:value="0.315835360446151">
            <text:p>0.31583536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24403689754926">
            <text:p>0.4244036898</text:p>
          </table:table-cell>
          <table:table-cell office:value-type="float" office:value="0.266664769979231">
            <text:p>0.26666477</text:p>
          </table:table-cell>
          <table:table-cell office:value-type="float" office:value="0.293504191943289">
            <text:p>0.2935041919</text:p>
          </table:table-cell>
          <table:table-cell table:formula="of:=AVERAGE([.B54:.D54])" office:value-type="float" office:value="0.328190883892482">
            <text:p>0.32819088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81021772672724">
            <text:p>0.8810217727</text:p>
          </table:table-cell>
          <table:table-cell office:value-type="float" office:value="0.158104888769587">
            <text:p>0.1581048888</text:p>
          </table:table-cell>
          <table:table-cell office:value-type="float" office:value="0.212569969023423">
            <text:p>0.212569969</text:p>
          </table:table-cell>
          <table:table-cell table:formula="of:=AVERAGE([.B55:.D55])" office:value-type="float" office:value="0.417232210155245">
            <text:p>0.417232210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393762556203961">
            <text:p>0.3937625562</text:p>
          </table:table-cell>
          <table:table-cell office:value-type="float" office:value="0.406590353411869">
            <text:p>0.4065903534</text:p>
          </table:table-cell>
          <table:table-cell office:value-type="float" office:value="0.453452145656762">
            <text:p>0.4534521457</text:p>
          </table:table-cell>
          <table:table-cell table:formula="of:=AVERAGE([.B56:.D56])" office:value-type="float" office:value="0.417935018424197">
            <text:p>0.417935018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422340913559211">
            <text:p>0.4223409136</text:p>
          </table:table-cell>
          <table:table-cell office:value-type="float" office:value="0.36321554770318">
            <text:p>0.3632155477</text:p>
          </table:table-cell>
          <table:table-cell office:value-type="float" office:value="0.479545394053925">
            <text:p>0.4795453941</text:p>
          </table:table-cell>
          <table:table-cell table:formula="of:=AVERAGE([.B57:.D57])" office:value-type="float" office:value="0.421700618438772">
            <text:p>0.42170061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57191168963757">
            <text:p>0.157191169</text:p>
          </table:table-cell>
          <table:table-cell office:value-type="float" office:value="0.190564888777447">
            <text:p>0.1905648888</text:p>
          </table:table-cell>
          <table:table-cell office:value-type="float" office:value="0.975188939012245">
            <text:p>0.975188939</text:p>
          </table:table-cell>
          <table:table-cell table:formula="of:=AVERAGE([.B58:.D58])" office:value-type="float" office:value="0.440981665584483">
            <text:p>0.44098166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43034105534106">
            <text:p>0.5430341055</text:p>
          </table:table-cell>
          <table:table-cell office:value-type="float" office:value="0.389959659345585">
            <text:p>0.3899596593</text:p>
          </table:table-cell>
          <table:table-cell office:value-type="float" office:value="0.432561481584498">
            <text:p>0.4325614816</text:p>
          </table:table-cell>
          <table:table-cell table:formula="of:=AVERAGE([.B59:.D59])" office:value-type="float" office:value="0.45518508215473">
            <text:p>0.455185082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541214983363744">
            <text:p>0.5412149834</text:p>
          </table:table-cell>
          <table:table-cell office:value-type="float" office:value="0.430992392415124">
            <text:p>0.4309923924</text:p>
          </table:table-cell>
          <table:table-cell office:value-type="float" office:value="0.505308707124011">
            <text:p>0.5053087071</text:p>
          </table:table-cell>
          <table:table-cell table:formula="of:=AVERAGE([.B60:.D60])" office:value-type="float" office:value="0.492505360967626">
            <text:p>0.4925053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97610663983904">
            <text:p>0.497610664</text:p>
          </table:table-cell>
          <table:table-cell office:value-type="float" office:value="0.443172943054094">
            <text:p>0.4431729431</text:p>
          </table:table-cell>
          <table:table-cell office:value-type="float" office:value="0.542607754564276">
            <text:p>0.5426077546</text:p>
          </table:table-cell>
          <table:table-cell table:formula="of:=AVERAGE([.B61:.D61])" office:value-type="float" office:value="0.494463787200758">
            <text:p>0.494463787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339174081679215">
            <text:p>0.3391740817</text:p>
          </table:table-cell>
          <table:table-cell office:value-type="float" office:value="0.237723381889173">
            <text:p>0.2377233819</text:p>
          </table:table-cell>
          <table:table-cell office:value-type="float" office:value="0.969263952547857">
            <text:p>0.9692639525</text:p>
          </table:table-cell>
          <table:table-cell table:formula="of:=AVERAGE([.B62:.D62])" office:value-type="float" office:value="0.515387138705415">
            <text:p>0.515387138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585975985221675">
            <text:p>0.5859759852</text:p>
          </table:table-cell>
          <table:table-cell office:value-type="float" office:value="0.565583831110384">
            <text:p>0.5655838311</text:p>
          </table:table-cell>
          <table:table-cell office:value-type="float" office:value="0.600589594454625">
            <text:p>0.6005895945</text:p>
          </table:table-cell>
          <table:table-cell table:formula="of:=AVERAGE([.B63:.D63])" office:value-type="float" office:value="0.584049803595561">
            <text:p>0.584049803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593905182292772">
            <text:p>0.5939051823</text:p>
          </table:table-cell>
          <table:table-cell office:value-type="float" office:value="0.542461317020511">
            <text:p>0.542461317</text:p>
          </table:table-cell>
          <table:table-cell office:value-type="float" office:value="0.638068504195658">
            <text:p>0.6380685042</text:p>
          </table:table-cell>
          <table:table-cell table:formula="of:=AVERAGE([.B64:.D64])" office:value-type="float" office:value="0.59147833450298">
            <text:p>0.591478334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568833652007648">
            <text:p>0.568833652</text:p>
          </table:table-cell>
          <table:table-cell office:value-type="float" office:value="0.580836304075537">
            <text:p>0.5808363041</text:p>
          </table:table-cell>
          <table:table-cell office:value-type="float" office:value="0.644778960117657">
            <text:p>0.6447789601</text:p>
          </table:table-cell>
          <table:table-cell table:formula="of:=AVERAGE([.B65:.D65])" office:value-type="float" office:value="0.598149638733614">
            <text:p>0.598149638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610806822374209">
            <text:p>0.6108068224</text:p>
          </table:table-cell>
          <table:table-cell office:value-type="float" office:value="0.573002920719039">
            <text:p>0.5730029207</text:p>
          </table:table-cell>
          <table:table-cell office:value-type="float" office:value="0.618821105241237">
            <text:p>0.6188211052</text:p>
          </table:table-cell>
          <table:table-cell table:formula="of:=AVERAGE([.B66:.D66])" office:value-type="float" office:value="0.600876949444828">
            <text:p>0.600876949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619024614121114">
            <text:p>0.6190246141</text:p>
          </table:table-cell>
          <table:table-cell office:value-type="float" office:value="0.567502373681644">
            <text:p>0.5675023737</text:p>
          </table:table-cell>
          <table:table-cell office:value-type="float" office:value="0.980825254310139">
            <text:p>0.9808252543</text:p>
          </table:table-cell>
          <table:table-cell table:formula="of:=AVERAGE([.B67:.D67])" office:value-type="float" office:value="0.722450747370966">
            <text:p>0.722450747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748052069239024">
            <text:p>0.7480520692</text:p>
          </table:table-cell>
          <table:table-cell office:value-type="float" office:value="0.765041570325183">
            <text:p>0.7650415703</text:p>
          </table:table-cell>
          <table:table-cell office:value-type="float" office:value="0.868396137095247">
            <text:p>0.8683961371</text:p>
          </table:table-cell>
          <table:table-cell table:formula="of:=AVERAGE([.B68:.D68])" office:value-type="float" office:value="0.793829925553151">
            <text:p>0.7938299256</text:p>
          </table:table-cell>
        </table:table-row>
      </table:table>
      <table:database-ranges>
        <table:database-range table:target-range-address="HOUSE.H59:HOUSE.H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7/18/2016</text:date>, <text:time>16:5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nPost </meta:initial-creator>
    <meta:creation-date>2016-07-18T16:00:54</meta:creation-date>
    <dc:date>2016-07-18T16:57:06</dc:date>
    <dc:creator>MinnPost </dc:creator>
    <meta:editing-duration>PT56M13S</meta:editing-duration>
    <meta:editing-cycles>4</meta:editing-cycles>
    <meta:generator>OpenOffice/4.1.1$Unix OpenOffice.org_project/411m6$Build-9775</meta:generator>
    <meta:document-statistic meta:table-count="2" meta:cell-count="1031" meta:object-count="0"/>
  </office:meta>
</office:document-meta>
</file>